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4.974cm" fo:margin-left="2.789cm" table:align="left" style:writing-mode="lr-tb"/>
    </style:style>
    <style:style style:name="Tabla1.A" style:family="table-column">
      <style:table-column-properties style:column-width="0.497cm"/>
    </style:style>
    <style:style style:name="Tabla1.1" style:family="table-row">
      <style:table-row-properties style:min-row-height="0.423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J1" style:family="table-cell">
      <style:table-cell-properties style:vertical-align="middle" fo:padding-left="0.123cm" fo:padding-right="0.123cm" fo:padding-top="0cm" fo:padding-bottom="0cm" fo:border="0.5pt solid #000000" style:writing-mode="lr-tb"/>
    </style:style>
    <style:style style:name="Tabla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J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text-underline-style="none" fo:font-weight="bold" officeooo:paragraph-rsid="0018465b" style:font-weight-asian="bold"/>
    </style:style>
    <style:style style:name="P2" style:family="paragraph" style:parent-style-name="Standard">
      <style:paragraph-properties>
        <style:tab-stops>
          <style:tab-stop style:position="2.408cm"/>
        </style:tab-stops>
      </style:paragraph-properties>
      <style:text-properties style:text-underline-style="none" fo:font-weight="bold" officeooo:paragraph-rsid="001da801" style:font-weight-asian="bold"/>
    </style:style>
    <style:style style:name="P3" style:family="paragraph" style:parent-style-name="Standard">
      <style:text-properties style:text-underline-style="none" fo:font-weight="bold" officeooo:paragraph-rsid="001da801" style:font-weight-asian="bold"/>
    </style:style>
    <style:style style:name="P4" style:family="paragraph" style:parent-style-name="Standard">
      <style:text-properties style:text-underline-style="none" officeooo:paragraph-rsid="0018465b"/>
    </style:style>
    <style:style style:name="P5" style:family="paragraph" style:parent-style-name="Standard">
      <style:text-properties style:text-underline-style="none" officeooo:paragraph-rsid="001da801"/>
    </style:style>
    <style:style style:name="P6" style:family="paragraph" style:parent-style-name="Standard">
      <style:paragraph-properties>
        <style:tab-stops>
          <style:tab-stop style:position="2.566cm"/>
        </style:tab-stops>
      </style:paragraph-properties>
      <style:text-properties style:text-underline-style="none" officeooo:paragraph-rsid="001da801"/>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paragraph-rsid="0018465b" style:font-weight-asian="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paragraph-rsid="001da801"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text-properties fo:font-weight="bold" officeooo:paragraph-rsid="0018465b" style:font-weight-asian="bold"/>
    </style:style>
    <style:style style:name="P12" style:family="paragraph" style:parent-style-name="Standard">
      <style:paragraph-properties>
        <style:tab-stops>
          <style:tab-stop style:position="2.408cm"/>
        </style:tab-stops>
      </style:paragraph-properties>
      <style:text-properties fo:font-weight="bold" officeooo:paragraph-rsid="0018465b" style:font-weight-asian="bold"/>
    </style:style>
    <style:style style:name="P13" style:family="paragraph" style:parent-style-name="Standard">
      <style:text-properties fo:font-weight="bold" officeooo:paragraph-rsid="0018465b" style:font-weight-asian="bold"/>
    </style:style>
    <style:style style:name="P14" style:family="paragraph" style:parent-style-name="Standard">
      <style:paragraph-properties fo:text-align="center" style:justify-single-word="false"/>
      <style:text-properties fo:language="es" fo:country="ES" fo:font-weight="bold" officeooo:paragraph-rsid="0018465b" style:language-asian="es" style:country-asian="ES" style:font-weight-asian="bold"/>
    </style:style>
    <style:style style:name="P15" style:family="paragraph" style:parent-style-name="Standard">
      <style:text-properties fo:language="es" fo:country="ES" fo:font-weight="bold" officeooo:paragraph-rsid="0018465b" style:language-asian="es" style:country-asian="ES" style:font-weight-asian="bold"/>
    </style:style>
    <style:style style:name="P16" style:family="paragraph" style:parent-style-name="Standard">
      <style:text-properties fo:language="es" fo:country="ES" fo:font-weight="bold" officeooo:paragraph-rsid="001da801" style:language-asian="es" style:country-asian="ES" style:font-weight-asian="bold"/>
    </style:style>
    <style:style style:name="P17"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paragraph-rsid="0018465b" style:language-asian="es" style:country-asian="ES" style:font-weight-asian="bold"/>
    </style:style>
    <style:style style:name="P18" style:family="paragraph" style:parent-style-name="Standard">
      <style:text-properties fo:language="es" fo:country="ES" officeooo:paragraph-rsid="0018465b" style:language-asian="es" style:country-asian="ES"/>
    </style:style>
    <style:style style:name="P19" style:family="paragraph" style:parent-style-name="Standard">
      <style:text-properties fo:language="es" fo:country="ES" style:text-underline-style="none" officeooo:paragraph-rsid="001da801" style:language-asian="es" style:country-asian="ES"/>
    </style:style>
    <style:style style:name="P20" style:family="paragraph" style:parent-style-name="Standard">
      <style:text-properties fo:language="es" fo:country="ES" style:text-underline-style="none" fo:font-weight="bold" officeooo:paragraph-rsid="001da801" style:language-asian="es" style:country-asian="ES" style:font-weight-asian="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8465b"/>
    </style:style>
    <style:style style:name="P23" style:family="paragraph" style:parent-style-name="Standard">
      <style:paragraph-properties fo:text-align="center" style:justify-single-word="false"/>
      <style:text-properties officeooo:paragraph-rsid="001da801"/>
    </style:style>
    <style:style style:name="P24" style:family="paragraph" style:parent-style-name="Standard">
      <style:paragraph-properties fo:text-align="center" style:justify-single-word="false"/>
      <style:text-properties officeooo:paragraph-rsid="0021a945"/>
    </style:style>
    <style:style style:name="P25" style:family="paragraph" style:parent-style-name="Standard">
      <style:paragraph-properties>
        <style:tab-stops>
          <style:tab-stop style:position="2.566cm"/>
        </style:tab-stops>
      </style:paragraph-properties>
      <style:text-properties officeooo:paragraph-rsid="0018465b"/>
    </style:style>
    <style:style style:name="P26" style:family="paragraph" style:parent-style-name="Standard">
      <style:text-properties fo:font-size="8pt" style:text-underline-style="none" style:font-size-asian="8pt" style:font-size-complex="8pt"/>
    </style:style>
    <style:style style:name="P27" style:family="paragraph" style:parent-style-name="Standard">
      <style:paragraph-properties fo:text-align="justify" style:justify-single-word="false"/>
      <style:text-properties fo:font-size="8pt" style:text-underline-style="none" style:font-size-asian="8pt" style:font-size-complex="8pt"/>
    </style:style>
    <style:style style:name="P28" style:family="paragraph" style:parent-style-name="Standard">
      <style:text-properties officeooo:paragraph-rsid="0018465b"/>
    </style:style>
    <style:style style:name="P29" style:family="paragraph" style:parent-style-name="Standard">
      <style:text-properties officeooo:paragraph-rsid="001da801"/>
    </style:style>
    <style:style style:name="P30" style:family="paragraph" style:parent-style-name="Standard">
      <style:text-properties fo:color="#ff0000" fo:language="es" fo:country="ES" style:text-underline-style="none" officeooo:paragraph-rsid="001da801" style:language-asian="es" style:country-asian="ES"/>
    </style:style>
    <style:style style:name="P31" style:family="paragraph" style:parent-style-name="Standard">
      <style:paragraph-properties fo:text-align="center" style:justify-single-word="false"/>
      <style:text-properties style:font-name="Arial" fo:font-size="10pt" style:text-underline-style="none" officeooo:paragraph-rsid="0021a945" style:font-name-asian="Arial" style:font-size-asian="10pt" style:font-name-complex="Arial" style:font-size-complex="10pt"/>
    </style:style>
    <style:style style:name="P32" style:family="paragraph" style:parent-style-name="Standard">
      <style:paragraph-properties fo:text-align="center" style:justify-single-word="false"/>
      <style:text-properties style:font-name="Arial" fo:font-size="10pt" style:text-underline-style="none" officeooo:paragraph-rsid="0021a945" style:font-size-asian="10pt" style:font-name-complex="Arial" style:font-size-complex="10pt"/>
    </style:style>
    <style:style style:name="P33"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officeooo:paragraph-rsid="001376f3"/>
    </style:style>
    <style:style style:name="P34"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fo:font-size="15pt" style:text-underline-style="solid" style:text-underline-width="auto" style:text-underline-color="font-color" fo:font-weight="bold" officeooo:paragraph-rsid="0016ea54" style:font-size-asian="15pt" style:font-weight-asian="bold" style:font-size-complex="15pt"/>
    </style:style>
    <style:style style:name="P35"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fo:font-size="15pt" style:text-underline-style="solid" style:text-underline-width="auto" style:text-underline-color="font-color" fo:font-weight="bold" officeooo:rsid="0011370d" officeooo:paragraph-rsid="001376f3" style:font-size-asian="15pt" style:font-weight-asian="bold" style:font-size-complex="15pt" style:font-weight-complex="normal"/>
    </style:style>
    <style:style style:name="P36"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style:text-underline-style="none" officeooo:paragraph-rsid="00181c9c"/>
    </style:style>
    <style:style style:name="P37"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style:text-underline-style="none" officeooo:paragraph-rsid="002221c2"/>
    </style:style>
    <style:style style:name="P38"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style:text-underline-style="none" fo:font-weight="normal" officeooo:paragraph-rsid="0014f0ca" style:font-weight-asian="normal" style:font-weight-complex="normal"/>
    </style:style>
    <style:style style:name="P39"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style:text-underline-style="none" fo:font-weight="normal" officeooo:rsid="0011370d" officeooo:paragraph-rsid="0014f0ca" style:font-weight-asian="normal" style:font-weight-complex="normal"/>
    </style:style>
    <style:style style:name="P40"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style:text-underline-style="none" fo:font-weight="bold" officeooo:paragraph-rsid="00181c9c" style:font-weight-asian="bold" style:font-weight-complex="normal"/>
    </style:style>
    <style:style style:name="P41" style:family="paragraph" style:parent-style-name="Standard">
      <style:paragraph-properties fo:margin-left="2.501cm" fo:margin-right="0cm" fo:margin-top="0.101cm" fo:margin-bottom="0.101cm" loext:contextual-spacing="false" fo:text-align="justify" style:justify-single-word="false" fo:text-indent="0cm" style:auto-text-indent="false"/>
      <style:text-properties style:text-underline-style="none" fo:font-weight="bold" officeooo:paragraph-rsid="001da801" style:font-weight-asian="bold"/>
    </style:style>
    <style:style style:name="P42" style:family="paragraph" style:parent-style-name="Standard">
      <style:paragraph-properties fo:margin-left="2.501cm" fo:margin-right="0cm" fo:margin-top="0.101cm" fo:margin-bottom="0.101cm" loext:contextual-spacing="false" fo:text-align="justify" style:justify-single-word="false" fo:text-indent="0cm" style:auto-text-indent="false"/>
      <style:text-properties style:text-underline-style="none" officeooo:paragraph-rsid="001da801"/>
    </style:style>
    <style:style style:name="P43"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officeooo:paragraph-rsid="00181c9c"/>
    </style:style>
    <style:style style:name="P44"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officeooo:paragraph-rsid="0018316d"/>
    </style:style>
    <style:style style:name="P45"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officeooo:paragraph-rsid="0018465b"/>
    </style:style>
    <style:style style:name="P46"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4pt" style:text-underline-style="none" fo:font-weight="bold" officeooo:rsid="0011370d" officeooo:paragraph-rsid="001376f3" style:font-size-asian="14pt" style:font-weight-asian="bold" style:font-size-complex="14pt" style:font-weight-complex="normal"/>
    </style:style>
    <style:style style:name="P47"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4pt" style:text-underline-style="none" fo:font-weight="bold" officeooo:rsid="0011370d" officeooo:paragraph-rsid="001fe51c" style:font-size-asian="14pt" style:font-weight-asian="bold" style:font-size-complex="14pt" style:font-weight-complex="normal"/>
    </style:style>
    <style:style style:name="P48"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4pt" style:text-underline-style="none" fo:font-weight="normal" officeooo:rsid="0011370d" officeooo:paragraph-rsid="001fe51c" style:font-size-asian="14pt" style:font-weight-asian="normal" style:font-size-complex="14pt" style:font-weight-complex="normal"/>
    </style:style>
    <style:style style:name="P49"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tyle="italic" style:text-underline-style="solid" style:text-underline-width="auto" style:text-underline-color="font-color" officeooo:paragraph-rsid="00181c9c" style:font-style-asian="italic"/>
    </style:style>
    <style:style style:name="P50"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tyle="italic" style:text-underline-style="solid" style:text-underline-width="auto" style:text-underline-color="font-color" officeooo:paragraph-rsid="0014f0ca" style:font-style-asian="italic"/>
    </style:style>
    <style:style style:name="P51" style:family="paragraph" style:parent-style-name="Standard">
      <style:paragraph-properties fo:margin-left="2.501cm" fo:margin-right="0cm" fo:margin-top="0.101cm" fo:margin-bottom="0.101cm" loext:contextual-spacing="false" fo:text-align="justify" style:justify-single-word="false" fo:text-indent="0cm" style:auto-text-indent="false"/>
      <style:text-properties fo:font-style="italic" style:text-underline-style="solid" style:text-underline-width="auto" style:text-underline-color="font-color" officeooo:paragraph-rsid="001da801" style:font-style-asian="italic"/>
    </style:style>
    <style:style style:name="P52"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2pt" style:text-underline-style="none" fo:font-weight="normal" officeooo:rsid="0016ea54" officeooo:paragraph-rsid="0018465b" style:font-size-asian="12pt" style:font-weight-asian="normal" style:font-size-complex="12pt" style:font-weight-complex="normal"/>
    </style:style>
    <style:style style:name="P53" style:family="paragraph" style:parent-style-name="Standard">
      <style:paragraph-properties fo:margin-left="2.501cm" fo:margin-right="0cm" fo:margin-top="0.101cm" fo:margin-bottom="0.101cm" loext:contextual-spacing="false" fo:text-align="justify" style:justify-single-word="false" fo:text-indent="0cm" style:auto-text-indent="false"/>
      <style:text-properties fo:font-size="12pt" style:text-underline-style="none" fo:font-weight="normal" officeooo:rsid="0016ea54" officeooo:paragraph-rsid="001da801" style:font-size-asian="12pt" style:font-weight-asian="normal" style:font-size-complex="12pt" style:font-weight-complex="normal"/>
    </style:style>
    <style:style style:name="P54"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2pt" style:text-underline-style="none" fo:font-weight="normal" officeooo:rsid="001fe51c" officeooo:paragraph-rsid="001fe51c" style:font-size-asian="12pt" style:font-weight-asian="normal" style:font-size-complex="12pt" style:font-weight-complex="normal"/>
    </style:style>
    <style:style style:name="P55"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2pt" style:text-underline-style="none" fo:font-weight="normal" officeooo:rsid="001fe51c" officeooo:paragraph-rsid="0021a945" style:font-size-asian="12pt" style:font-weight-asian="normal" style:font-size-complex="12pt" style:font-weight-complex="normal"/>
    </style:style>
    <style:style style:name="P56"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3pt" style:text-underline-style="none" fo:font-weight="bold" officeooo:rsid="001fe51c" officeooo:paragraph-rsid="001fe51c" style:font-size-asian="13pt" style:font-weight-asian="bold" style:font-size-complex="13pt" style:font-weight-complex="bold"/>
    </style:style>
    <style:style style:name="P57" style:family="paragraph" style:parent-style-name="Standard">
      <style:paragraph-properties fo:margin-left="2.501cm" fo:margin-right="0cm" fo:margin-top="0.101cm" fo:margin-bottom="0.101cm" loext:contextual-spacing="false" fo:text-align="justify" style:justify-single-word="false" fo:text-indent="0cm" style:auto-text-indent="false" fo:break-before="page"/>
      <style:text-properties style:text-underline-style="none" fo:font-weight="bold" officeooo:paragraph-rsid="001da801" style:font-weight-asian="bold"/>
    </style:style>
    <style:style style:name="P58" style:family="paragraph" style:parent-style-name="Standard" style:master-page-name="">
      <style:paragraph-properties fo:margin-left="2.501cm" fo:margin-right="0cm" fo:margin-top="0.101cm" fo:margin-bottom="0.101cm" loext:contextual-spacing="false" fo:text-align="start" style:justify-single-word="false" fo:text-indent="0cm" style:auto-text-indent="false" style:page-number="auto"/>
      <style:text-properties fo:font-size="12pt" style:text-underline-style="none" fo:font-weight="normal" officeooo:rsid="001fe51c" officeooo:paragraph-rsid="0021a945" style:font-size-asian="12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35cm" style:auto-text-indent="false"/>
      <style:text-properties style:text-underline-style="none" officeooo:paragraph-rsid="0018465b"/>
    </style:style>
    <style:style style:name="P60" style:family="paragraph" style:parent-style-name="Standard">
      <style:paragraph-properties fo:margin-left="0cm" fo:margin-right="0cm" fo:text-align="justify" style:justify-single-word="false" fo:text-indent="0.635cm" style:auto-text-indent="false"/>
      <style:text-properties style:text-underline-style="none" officeooo:paragraph-rsid="001da801"/>
    </style:style>
    <style:style style:name="P61" style:family="paragraph" style:parent-style-name="Standard">
      <style:paragraph-properties fo:margin-left="0cm" fo:margin-right="0cm" fo:margin-top="0cm" fo:margin-bottom="0.101cm" loext:contextual-spacing="false" fo:text-align="justify" style:justify-single-word="false" fo:text-indent="0.635cm" style:auto-text-indent="false"/>
      <style:text-properties fo:font-size="12pt" style:text-underline-style="none" fo:font-weight="normal" officeooo:rsid="0016ea54" officeooo:paragraph-rsid="0018465b" style:font-size-asian="12pt" style:font-weight-asian="normal" style:font-size-complex="12pt" style:font-weight-complex="normal"/>
    </style:style>
    <style:style style:name="P62" style:family="paragraph" style:parent-style-name="Standard">
      <style:paragraph-properties fo:margin-left="0cm" fo:margin-right="0cm" fo:margin-top="0cm" fo:margin-bottom="0.101cm" loext:contextual-spacing="false" fo:text-align="justify" style:justify-single-word="false" fo:text-indent="0.635cm" style:auto-text-indent="false"/>
      <style:text-properties fo:font-size="12pt" style:text-underline-style="none" fo:font-weight="normal" officeooo:rsid="0016ea54" officeooo:paragraph-rsid="001da801" style:font-size-asian="12pt" style:font-weight-asian="normal" style:font-size-complex="12pt" style:font-weight-complex="normal"/>
    </style:style>
    <style:style style:name="P63" style:family="paragraph" style:parent-style-name="Standard">
      <style:paragraph-properties fo:margin-left="0cm" fo:margin-right="0cm" fo:margin-top="0cm" fo:margin-bottom="0.101cm" loext:contextual-spacing="false" fo:text-align="center" style:justify-single-word="false" fo:text-indent="0.635cm" style:auto-text-indent="false"/>
      <style:text-properties fo:font-size="12pt" style:text-underline-style="solid" style:text-underline-width="auto" style:text-underline-color="font-color" fo:font-weight="bold" officeooo:rsid="0016ea54" officeooo:paragraph-rsid="001da801" style:font-size-asian="12pt" style:font-weight-asian="bold" style:font-size-complex="12pt" style:font-weight-complex="normal"/>
    </style:style>
    <style:style style:name="P64" style:family="paragraph" style:parent-style-name="Standard">
      <style:paragraph-properties fo:margin-left="0cm" fo:margin-right="0cm" fo:margin-top="0cm" fo:margin-bottom="0.101cm" loext:contextual-spacing="false" fo:text-align="center" style:justify-single-word="false" fo:text-indent="0.635cm" style:auto-text-indent="false" fo:break-before="page"/>
      <style:text-properties fo:font-size="12pt" style:text-underline-style="solid" style:text-underline-width="auto" style:text-underline-color="font-color" fo:font-weight="bold" officeooo:rsid="0016ea54" officeooo:paragraph-rsid="001da801" style:font-size-asian="12pt" style:font-weight-asian="bold" style:font-size-complex="12pt" style:font-weight-complex="normal"/>
    </style:style>
    <style:style style:name="P65"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style:text-underline-style="none" officeooo:paragraph-rsid="0018465b"/>
    </style:style>
    <style:style style:name="P66" style:family="paragraph" style:parent-style-name="Standard">
      <style:paragraph-properties fo:margin-left="0cm" fo:margin-right="0cm" fo:text-align="justify" style:justify-single-word="false" fo:text-indent="0.953cm" style:auto-text-indent="false"/>
      <style:text-properties style:text-underline-style="none" officeooo:paragraph-rsid="0018465b"/>
    </style:style>
    <style:style style:name="P67" style:family="paragraph" style:parent-style-name="Standard">
      <style:paragraph-properties fo:text-align="center" style:justify-single-word="false" fo:break-before="page"/>
      <style:text-properties fo:font-weight="bold" officeooo:paragraph-rsid="001da801" style:font-weight-asian="bold"/>
    </style:style>
    <style:style style:name="P68" style:family="paragraph" style:parent-style-name="Standard">
      <style:paragraph-properties fo:margin-top="0.101cm" fo:margin-bottom="0.101cm" loext:contextual-spacing="false" fo:text-align="center" style:justify-single-word="false"/>
      <style:text-properties style:text-underline-style="solid" style:text-underline-width="auto" style:text-underline-color="font-color" fo:font-weight="bold" officeooo:paragraph-rsid="0011370d" style:font-weight-asian="bold"/>
    </style:style>
    <style:style style:name="P69" style:family="paragraph" style:parent-style-name="Standard">
      <style:paragraph-properties fo:margin-top="0.101cm" fo:margin-bottom="0.101cm" loext:contextual-spacing="false" fo:text-align="start" style:justify-single-word="false"/>
      <style:text-properties style:text-underline-style="none" fo:font-weight="bold" officeooo:rsid="0011370d" officeooo:paragraph-rsid="0011370d" style:font-weight-asian="bold"/>
    </style:style>
    <style:style style:name="P70" style:family="paragraph" style:parent-style-name="Standard">
      <style:paragraph-properties fo:margin-top="0.101cm" fo:margin-bottom="0.101cm" loext:contextual-spacing="false" fo:text-align="start" style:justify-single-word="false"/>
      <style:text-properties officeooo:paragraph-rsid="0014f0ca"/>
    </style:style>
    <style:style style:name="P71" style:family="paragraph" style:parent-style-name="Standard">
      <style:paragraph-properties fo:margin-top="0.101cm" fo:margin-bottom="0.101cm" loext:contextual-spacing="false" fo:text-align="start" style:justify-single-word="false"/>
      <style:text-properties fo:font-size="16pt" style:text-underline-style="none" fo:font-weight="bold" officeooo:paragraph-rsid="0011370d" style:font-size-asian="16pt" style:font-weight-asian="bold" style:font-size-complex="16pt"/>
    </style:style>
    <style:style style:name="P72" style:family="paragraph" style:parent-style-name="Standard">
      <style:paragraph-properties fo:margin-top="0.101cm" fo:margin-bottom="0.101cm" loext:contextual-spacing="false" fo:text-align="start" style:justify-single-word="false"/>
      <style:text-properties fo:font-size="12pt" style:text-underline-style="none" fo:font-weight="normal" officeooo:rsid="0016ea54" officeooo:paragraph-rsid="00181c9c" style:font-size-asian="12pt" style:font-weight-asian="normal" style:font-size-complex="12pt" style:font-weight-complex="normal"/>
    </style:style>
    <style:style style:name="P73" style:family="paragraph" style:parent-style-name="Standard" style:master-page-name="">
      <style:paragraph-properties fo:margin-left="3.3cm" fo:margin-right="0cm" fo:margin-top="0.101cm" fo:margin-bottom="0.101cm" loext:contextual-spacing="false" fo:text-align="start" style:justify-single-word="false" fo:text-indent="0cm" style:auto-text-indent="false" style:page-number="auto"/>
      <style:text-properties fo:font-size="12pt" style:text-underline-style="none" fo:font-weight="normal" officeooo:rsid="001fe51c" officeooo:paragraph-rsid="0021a945" style:font-size-asian="12pt" style:font-weight-asian="normal" style:font-size-complex="12pt" style:font-weight-complex="normal"/>
    </style:style>
    <style:style style:name="P74" style:family="paragraph" style:parent-style-name="Standard">
      <style:paragraph-properties fo:margin-left="3.3cm" fo:margin-right="0cm" fo:margin-top="0.101cm" fo:margin-bottom="0.101cm" loext:contextual-spacing="false" fo:text-align="start" style:justify-single-word="false" fo:text-indent="0cm" style:auto-text-indent="false"/>
      <style:text-properties fo:font-size="12pt" style:text-underline-style="none" fo:font-weight="normal" officeooo:rsid="001fe51c" officeooo:paragraph-rsid="0021a945" style:font-size-asian="12pt" style:font-weight-asian="normal" style:font-size-complex="12pt" style:font-weight-complex="normal"/>
    </style:style>
    <style:style style:name="P75" style:family="paragraph" style:parent-style-name="Standard" style:master-page-name="Standard">
      <style:paragraph-properties fo:margin-top="0.101cm" fo:margin-bottom="0.101cm" loext:contextual-spacing="false" fo:text-align="center" style:justify-single-word="false" style:page-number="auto"/>
      <style:text-properties style:text-underline-style="solid" style:text-underline-width="auto" style:text-underline-color="font-color" fo:font-weight="bold" officeooo:paragraph-rsid="0011370d" style:font-weight-asian="bold"/>
    </style:style>
    <style:style style:name="P76" style:family="paragraph" style:parent-style-name="Standard" style:list-style-name="L1">
      <style:paragraph-properties fo:margin-top="0.101cm" fo:margin-bottom="0.101cm" loext:contextual-spacing="false" fo:text-align="start" style:justify-single-word="false"/>
      <style:text-properties officeooo:paragraph-rsid="0016ea54"/>
    </style:style>
    <style:style style:name="P77" style:family="paragraph" style:parent-style-name="Standard" style:list-style-name="L2">
      <style:paragraph-properties fo:margin-top="0.101cm" fo:margin-bottom="0.101cm" loext:contextual-spacing="false" fo:text-align="start" style:justify-single-word="false"/>
      <style:text-properties officeooo:paragraph-rsid="0011370d"/>
    </style:style>
    <style:style style:name="P78" style:family="paragraph" style:parent-style-name="Standard" style:list-style-name="L5">
      <style:paragraph-properties fo:margin-top="0.101cm" fo:margin-bottom="0.101cm" loext:contextual-spacing="false" fo:text-align="start" style:justify-single-word="false"/>
      <style:text-properties officeooo:paragraph-rsid="00181c9c"/>
    </style:style>
    <style:style style:name="P79" style:family="paragraph" style:parent-style-name="Standard" style:list-style-name="L7">
      <style:paragraph-properties fo:margin-top="0.101cm" fo:margin-bottom="0.101cm" loext:contextual-spacing="false" fo:text-align="start" style:justify-single-word="false"/>
      <style:text-properties officeooo:paragraph-rsid="00181c9c"/>
    </style:style>
    <style:style style:name="P80" style:family="paragraph" style:parent-style-name="Standard" style:list-style-name="L2">
      <style:paragraph-properties fo:margin-top="0.101cm" fo:margin-bottom="0.101cm" loext:contextual-spacing="false" fo:text-align="start" style:justify-single-word="false"/>
      <style:text-properties style:text-underline-style="none" fo:font-weight="bold" officeooo:rsid="0011370d" officeooo:paragraph-rsid="0011370d" style:font-weight-asian="bold" style:font-weight-complex="bold"/>
    </style:style>
    <style:style style:name="P81" style:family="paragraph" style:parent-style-name="Standard" style:list-style-name="L2">
      <style:paragraph-properties fo:margin-top="0.101cm" fo:margin-bottom="0.101cm" loext:contextual-spacing="false" fo:text-align="start" style:justify-single-word="false"/>
      <style:text-properties style:text-underline-style="none" fo:font-weight="bold" officeooo:rsid="0011370d" officeooo:paragraph-rsid="0011370d" style:font-weight-asian="bold"/>
    </style:style>
    <style:style style:name="P82" style:family="paragraph" style:parent-style-name="Standard" style:list-style-name="L3">
      <style:paragraph-properties fo:margin-top="0.101cm" fo:margin-bottom="0.101cm" loext:contextual-spacing="false" fo:text-align="start" style:justify-single-word="false"/>
      <style:text-properties style:text-underline-style="none" fo:font-weight="bold" officeooo:rsid="0011370d" officeooo:paragraph-rsid="0011370d" style:font-weight-asian="bold"/>
    </style:style>
    <style:style style:name="P83" style:family="paragraph" style:parent-style-name="Standard" style:list-style-name="WW8Num1">
      <style:paragraph-properties fo:margin-top="0.101cm" fo:margin-bottom="0.101cm" loext:contextual-spacing="false" fo:text-align="start" style:justify-single-word="false"/>
      <style:text-properties style:text-underline-style="none" officeooo:paragraph-rsid="001376f3"/>
    </style:style>
    <style:style style:name="P84" style:family="paragraph" style:parent-style-name="Standard" style:list-style-name="L4">
      <style:paragraph-properties fo:margin-top="0.101cm" fo:margin-bottom="0.101cm" loext:contextual-spacing="false" fo:text-align="start" style:justify-single-word="false"/>
      <style:text-properties style:text-underline-style="none" officeooo:paragraph-rsid="0014f0ca"/>
    </style:style>
    <style:style style:name="P85" style:family="paragraph" style:parent-style-name="Standard" style:list-style-name="L4">
      <style:paragraph-properties fo:margin-top="0.101cm" fo:margin-bottom="0.101cm" loext:contextual-spacing="false" fo:text-align="start" style:justify-single-word="false"/>
      <style:text-properties style:text-underline-style="none" officeooo:paragraph-rsid="00181c9c"/>
    </style:style>
    <style:style style:name="P86" style:family="paragraph" style:parent-style-name="Standard" style:list-style-name="L7">
      <style:paragraph-properties fo:margin-top="0.101cm" fo:margin-bottom="0.101cm" loext:contextual-spacing="false" fo:text-align="start" style:justify-single-word="false"/>
      <style:text-properties style:text-underline-style="none" officeooo:paragraph-rsid="00181c9c"/>
    </style:style>
    <style:style style:name="P87" style:family="paragraph" style:parent-style-name="Standard" style:list-style-name="WW8Num1">
      <style:paragraph-properties fo:margin-top="0.101cm" fo:margin-bottom="0.101cm" loext:contextual-spacing="false" fo:text-align="start" style:justify-single-word="false"/>
      <style:text-properties style:text-underline-style="none" fo:font-weight="normal" officeooo:rsid="0011370d" officeooo:paragraph-rsid="001376f3" style:font-weight-asian="normal" style:font-weight-complex="normal"/>
    </style:style>
    <style:style style:name="P88" style:family="paragraph" style:parent-style-name="Standard" style:list-style-name="L6">
      <style:paragraph-properties fo:margin-top="0.101cm" fo:margin-bottom="0.101cm" loext:contextual-spacing="false" fo:text-align="start" style:justify-single-word="false"/>
      <style:text-properties style:text-underline-style="none" fo:font-weight="normal" officeooo:paragraph-rsid="0014f0ca" style:font-weight-asian="normal" style:font-weight-complex="normal"/>
    </style:style>
    <style:style style:name="P89" style:family="paragraph" style:parent-style-name="Standard" style:list-style-name="L9">
      <style:paragraph-properties fo:margin-top="0.101cm" fo:margin-bottom="0.101cm" loext:contextual-spacing="false" fo:text-align="justify" style:justify-single-word="false"/>
      <style:text-properties style:text-underline-style="none" officeooo:paragraph-rsid="001da801"/>
    </style:style>
    <style:style style:name="P90" style:family="paragraph" style:parent-style-name="Standard" style:list-style-name="L8">
      <style:paragraph-properties fo:margin-top="0.101cm" fo:margin-bottom="0.101cm" loext:contextual-spacing="false" fo:text-align="justify" style:justify-single-word="false"/>
      <style:text-properties officeooo:paragraph-rsid="001da801"/>
    </style:style>
    <style:style style:name="P91"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2pt" style:text-underline-style="none" fo:font-weight="normal" officeooo:rsid="0011370d" officeooo:paragraph-rsid="001fe51c" style:font-size-asian="10.5pt" style:font-weight-asian="normal" style:font-size-complex="12pt" style:font-weight-complex="normal"/>
    </style:style>
    <style:style style:name="P92"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3pt" style:text-underline-style="none" fo:font-weight="bold" officeooo:rsid="0021a945" officeooo:paragraph-rsid="0021a945" style:font-size-asian="13pt" style:font-weight-asian="bold" style:font-size-complex="13pt" style:font-weight-complex="bold"/>
    </style:style>
    <style:style style:name="P93" style:family="paragraph" style:parent-style-name="Standard">
      <style:paragraph-properties fo:margin-left="2.501cm" fo:margin-right="0cm" fo:margin-top="0.101cm" fo:margin-bottom="0.101cm" loext:contextual-spacing="false" fo:text-align="start" style:justify-single-word="false" fo:text-indent="0cm" style:auto-text-indent="false"/>
      <style:text-properties fo:font-size="13pt" style:text-underline-style="none" fo:font-weight="normal" officeooo:rsid="0021a945" officeooo:paragraph-rsid="0021a945" style:font-size-asian="13pt" style:font-weight-asian="normal" style:font-size-complex="13pt" style:font-weight-complex="normal"/>
    </style:style>
    <style:style style:name="P94" style:family="paragraph" style:parent-style-name="Standard">
      <style:paragraph-properties fo:text-align="center" style:justify-single-word="false" fo:break-before="page"/>
      <style:text-properties style:text-underline-style="none" fo:font-weight="bold" officeooo:paragraph-rsid="0018465b" style:font-weight-asian="bold"/>
    </style:style>
    <style:style style:name="P95" style:family="paragraph">
      <style:paragraph-properties style:writing-mode="lr-tb"/>
    </style:style>
    <style:style style:name="P96" style:family="paragraph">
      <loext:graphic-properties draw:fill="solid" draw:fill-color="#ffffff"/>
      <style:paragraph-properties style:writing-mode="lr-tb"/>
    </style:style>
    <style:style style:name="P97" style:family="paragraph">
      <loext:graphic-properties draw:fill="none" draw:fill-color="#ffffff"/>
      <style:paragraph-properties fo:text-align="center" style:writing-mode="lr-tb"/>
    </style:style>
    <style:style style:name="P98" style:family="paragraph">
      <loext:graphic-properties draw:fill="none" draw:fill-color="#ffffff"/>
      <style:paragraph-properties style:writing-mode="lr-tb"/>
    </style:style>
    <style:style style:name="P99" style:family="paragraph">
      <style:paragraph-properties fo:text-align="center" style:writing-mode="lr-tb"/>
    </style:style>
    <style:style style:name="P100" style:family="paragraph">
      <loext:graphic-properties draw:fill="solid" draw:fill-color="#ffffff"/>
      <style:paragraph-properties fo:text-align="center" style:writing-mode="lr-tb"/>
    </style:style>
    <style:style style:name="T1" style:family="text">
      <style:text-properties officeooo:rsid="0011370d"/>
    </style:style>
    <style:style style:name="T2" style:family="text">
      <style:text-properties fo:font-weight="normal" style:font-weight-asian="normal" style:font-weight-complex="normal"/>
    </style:style>
    <style:style style:name="T3" style:family="text">
      <style:text-properties fo:font-weight="normal" officeooo:rsid="00122960" style:font-weight-asian="normal" style:font-weight-complex="normal"/>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style:text-underline-style="none" fo:font-weight="bold" officeooo:rsid="0011370d" style:font-weight-asian="bold" style:font-weight-complex="bold"/>
    </style:style>
    <style:style style:name="T9" style:family="text">
      <style:text-properties style:text-underline-style="none" fo:font-weight="bold" officeooo:rsid="0011370d" style:font-weight-asian="bold"/>
    </style:style>
    <style:style style:name="T10" style:family="text">
      <style:text-properties style:text-underline-style="none" fo:font-weight="normal" officeooo:rsid="0011370d" style:font-weight-asian="normal" style:font-weight-complex="normal"/>
    </style:style>
    <style:style style:name="T11" style:family="text">
      <style:text-properties style:text-underline-style="none" fo:font-weight="normal" officeooo:rsid="001376f3" style:font-weight-asian="normal" style:font-weight-complex="normal"/>
    </style:style>
    <style:style style:name="T12" style:family="text">
      <style:text-properties style:text-underline-style="none" fo:font-weight="normal" officeooo:rsid="0016ea54" style:font-weight-asian="normal" style:font-weight-complex="normal"/>
    </style:style>
    <style:style style:name="T13" style:family="text">
      <style:text-properties style:text-underline-style="none" fo:font-weight="normal" officeooo:rsid="00240a1b" style:font-weight-asian="normal" style:font-weight-complex="normal"/>
    </style:style>
    <style:style style:name="T14" style:family="text">
      <style:text-properties fo:font-size="14pt" fo:font-weight="bold" officeooo:rsid="0011370d" style:font-size-asian="14pt" style:font-weight-asian="bold" style:font-size-complex="14pt" style:font-weight-complex="normal"/>
    </style:style>
    <style:style style:name="T15" style:family="text">
      <style:text-properties fo:font-size="14pt" fo:font-weight="bold" officeooo:rsid="0016ea54" style:font-size-asian="14pt" style:font-weight-asian="bold" style:font-size-complex="14pt" style:font-weight-complex="normal"/>
    </style:style>
    <style:style style:name="T16" style:family="text">
      <style:text-properties fo:font-style="italic" style:text-underline-style="solid" style:text-underline-width="auto" style:text-underline-color="font-color" style:font-style-asian="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officeooo:rsid="0021a945" style:font-style-asian="italic" style:font-style-complex="italic"/>
    </style:style>
    <style:style style:name="T19" style:family="text">
      <style:text-properties officeooo:rsid="00181c9c"/>
    </style:style>
    <style:style style:name="T20" style:family="text">
      <style:text-properties fo:font-size="12pt" style:text-underline-style="none" fo:font-weight="normal" officeooo:rsid="0016ea54" style:font-size-asian="12pt" style:font-weight-asian="normal" style:font-size-complex="12pt" style:font-weight-complex="normal"/>
    </style:style>
    <style:style style:name="T21" style:family="text">
      <style:text-properties fo:font-size="12pt" style:text-underline-style="none" fo:font-weight="normal" officeooo:rsid="00181c9c" style:font-size-asian="12pt" style:font-weight-asian="normal" style:font-size-complex="12pt" style:font-weight-complex="normal"/>
    </style:style>
    <style:style style:name="T22" style:family="text">
      <style:text-properties fo:font-size="12pt" style:text-underline-style="none" fo:font-weight="normal" officeooo:rsid="0018316d" style:font-size-asian="12pt" style:font-weight-asian="normal" style:font-size-complex="12pt" style:font-weight-complex="normal"/>
    </style:style>
    <style:style style:name="T23" style:family="text">
      <style:text-properties fo:font-size="12pt" style:text-underline-style="none" fo:font-weight="normal" officeooo:rsid="0018465b" style:font-size-asian="12pt" style:font-weight-asian="normal" style:font-size-complex="12pt" style:font-weight-complex="normal"/>
    </style:style>
    <style:style style:name="T24" style:family="text">
      <style:text-properties fo:font-size="12pt" style:text-underline-style="none" fo:font-weight="normal" officeooo:rsid="001bed0e" style:font-size-asian="12pt" style:font-weight-asian="normal" style:font-size-complex="12pt" style:font-weight-complex="normal"/>
    </style:style>
    <style:style style:name="T25" style:family="text">
      <style:text-properties fo:font-size="12pt" style:text-underline-style="none" fo:font-weight="normal" officeooo:rsid="001da801" style:font-size-asian="12pt" style:font-weight-asian="normal" style:font-size-complex="12pt" style:font-weight-complex="normal"/>
    </style:style>
    <style:style style:name="T26" style:family="text">
      <style:text-properties fo:font-size="12pt" style:text-underline-style="none" fo:font-weight="bold" officeooo:rsid="0016ea54" style:font-size-asian="12pt" style:font-weight-asian="bold" style:font-size-complex="12pt" style:font-weight-complex="normal"/>
    </style:style>
    <style:style style:name="T27" style:family="text">
      <style:text-properties fo:font-size="12pt" style:font-size-asian="10.5pt" style:font-size-complex="12pt"/>
    </style:style>
    <style:style style:name="T28" style:family="text">
      <style:text-properties fo:font-size="12pt" officeooo:rsid="001fe51c" style:font-size-asian="10.5pt" style:font-size-complex="12pt"/>
    </style:style>
    <style:style style:name="T29" style:family="text">
      <style:text-properties officeooo:rsid="001c1c52"/>
    </style:style>
    <style:style style:name="T30" style:family="text">
      <style:text-properties officeooo:rsid="001fe51c"/>
    </style:style>
    <style:style style:name="T31" style:family="text">
      <style:text-properties officeooo:rsid="0021a945"/>
    </style:style>
    <style:style style:name="T32" style:family="text">
      <style:text-properties style:font-name="Arial" fo:font-size="10pt" style:text-underline-style="none" style:font-name-asian="Arial" style:font-size-asian="10pt" style:font-name-complex="Arial" style:font-size-complex="10pt"/>
    </style:style>
    <style:style style:name="T33" style:family="text">
      <style:text-properties style:font-name="Arial" fo:font-size="10pt" style:text-underline-style="none" style:font-size-asian="10pt" style:font-name-complex="Arial" style:font-size-complex="10pt"/>
    </style:style>
    <style:style style:name="T34" style:family="text">
      <style:text-properties fo:font-size="13pt" fo:font-weight="bold" officeooo:rsid="0021a945" style:font-size-asian="13pt" style:font-weight-asian="bold" style:font-size-complex="13pt"/>
    </style:style>
    <style:style style:name="T35" style:family="text">
      <style:text-properties fo:font-size="13pt" officeooo:rsid="0021a945" style:font-size-asian="13pt" style:font-size-complex="13pt"/>
    </style:style>
    <style:style style:name="T36" style:family="text">
      <style:text-properties fo:font-size="13pt" fo:font-style="italic" style:text-underline-style="solid" style:text-underline-width="auto" style:text-underline-color="font-color" fo:font-weight="normal" officeooo:rsid="0021a945" style:font-size-asian="13pt" style:font-style-asian="italic" style:font-weight-asian="normal" style:font-size-complex="13pt" style:font-style-complex="italic" style:font-weight-complex="normal"/>
    </style:style>
    <style:style style:name="T37" style:family="text">
      <style:text-properties fo:font-size="13pt" fo:font-weight="normal" officeooo:rsid="0021a945" style:font-size-asian="13pt" style:font-weight-asian="normal" style:font-size-complex="13pt" style:font-weight-complex="normal"/>
    </style:style>
    <style:style style:name="T38" style:family="text">
      <style:text-properties style:use-window-font-color="true" style:font-name="Times New Roman" fo:font-size="12pt" fo:language="es" fo:country="ES" style:text-underline-style="none" style:text-underline-mode="skip-white-space" style:text-overline-mode="skip-white-space" style:text-line-through-mode="skip-white-space" style:font-name-asian="Times New Roman" style:font-size-asian="12pt" style:font-name-complex="Times New Roman" style:font-size-complex="12pt" style:language-complex="ar" style:country-complex="SA"/>
    </style:style>
    <style:style style:name="T39" style:family="text">
      <style:text-properties style:use-window-font-color="true" style:font-name="Times New Roman" fo:font-size="10pt" fo:language="es" fo:country="ES" style:text-underline-style="none" style:text-underline-mode="skip-white-space" style:text-overline-mode="skip-white-space" style:text-line-through-mode="skip-white-space" style:font-name-asian="Times New Roman" style:font-size-asian="10pt" style:font-name-complex="Times New Roman" style:font-size-complex="10pt" style:language-complex="ar" style:country-complex="SA"/>
    </style:style>
    <style:style style:name="T40" style:family="text">
      <style:text-properties style:use-window-font-color="true" style:font-name="Times New Roman" fo:font-size="16pt" fo:language="es" fo:country="ES" style:text-underline-style="none" style:text-underline-mode="skip-white-space" style:text-overline-mode="skip-white-space" style:text-line-through-mode="skip-white-space" style:font-name-asian="Times New Roman" style:font-size-asian="16pt" style:font-name-complex="Times New Roman" style:font-size-complex="16pt" style:language-complex="ar" style:country-complex="SA"/>
    </style:style>
    <style:style style:name="T41" style:family="text">
      <style:text-properties style:use-window-font-color="true" style:font-name="Times New Roman" fo:font-size="12pt" fo:language="es" fo:country="ES" style:text-underline-style="solid" style:text-underline-width="auto" style:text-underline-color="font-color" style:text-underline-mode="skip-white-space" style:text-overline-mode="skip-white-space" style:text-line-through-mode="skip-white-space"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min-height="5.563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miter" svg:stroke-linecap="square" draw:fill="none" draw:fill-color="#ffffff" draw:textarea-horizontal-align="left" draw:textarea-vertical-align="top" draw:auto-grow-height="false" fo:min-height="3.154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_20_1" svg:stroke-width="0.079cm" svg:stroke-color="#0000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ff" draw:marker-end="Fin_20_de_20_línea_20_1"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9cm" svg:stroke-color="#ff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9cm" svg:stroke-color="#ff0000" draw:marker-end="msArrowEnd_20_5" draw:marker-end-width="0.23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stroke-linejoin="miter" svg:stroke-linecap="square" draw:fill="none" draw:fill-color="#ffffff" draw:textarea-horizontal-align="left" draw:textarea-vertical-align="top" draw:auto-grow-height="false" fo:min-height="5.563cm" fo:min-width="0cm" fo:padding-top="0.229cm" fo:padding-bottom="0.229cm" fo:padding-left="0.441cm" fo:padding-right="0.441cm" fo:wrap-option="wrap" draw:shadow-color="#808080" style:run-through="background"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stroke-linejoin="miter" svg:stroke-linecap="square" draw:fill="none" draw:fill-color="#ffffff" draw:textarea-horizontal-align="left" draw:textarea-vertical-align="top" draw:auto-grow-height="false" fo:min-height="3.154cm" fo:min-width="0cm" fo:padding-top="0.229cm" fo:padding-bottom="0.229cm" fo:padding-left="0.441cm" fo:padding-right="0.441cm" fo:wrap-option="wrap" draw:shadow-color="#808080" style:run-through="back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ff" draw:marker-end="Fin_20_de_20_línea_20_2"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26cm" svg:stroke-color="#ff0000" draw:marker-end="Fin_20_de_20_línea_20_4"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6cm" svg:stroke-color="#0000ff" draw:marker-end="Fin_20_de_20_línea_20_3"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1">RESUMEN </text:span>TEMA 1</text:p>
      <text:p text:style-name="P68">SISTEMAS DE GESTIÓN DE FICHEROS</text:p>
      <text:p text:style-name="P68"/>
      <text:p text:style-name="P71">CONCEPTOS BÁSICOS.</text:p>
      <text:p text:style-name="P34">Definiciones</text:p>
      <text:list xml:id="list310683663" text:style-name="L1">
        <text:list-item>
          <text:p text:style-name="P76"><text:span text:style-name="T9">Entidades: </text:span><text:span text:style-name="T10">Son los objetos sobre los que se almacena información en forma de valores que en su conjunto forman ficheros.</text:span></text:p>
        </text:list-item>
      </text:list>
      <text:list xml:id="list2693843429" text:style-name="L2">
        <text:list-item>
          <text:p text:style-name="P77"><text:span text:style-name="T8">Fichero:</text:span><text:span text:style-name="T10"> Es un conjunto de registros lógicos que representan a un conjunto de entidades que tienen algo en común.</text:span></text:p>
        </text:list-item>
        <text:list-item>
          <text:p text:style-name="P80">Registro físico: <text:span text:style-name="T3">Es un registro lógico que puede ser leído o escrito en un soporte de almacenamiento externo.</text:span></text:p>
        </text:list-item>
        <text:list-item>
          <text:p text:style-name="P81"><text:span text:style-name="T5">Registro lógico:</text:span><text:span text:style-name="T2"> Es la representación de una entidad formada por un conjunto de campos/atributos.</text:span></text:p>
        </text:list-item>
      </text:list>
      <text:list xml:id="list2124538363" text:style-name="L3">
        <text:list-item>
          <text:p text:style-name="P82"><text:span text:style-name="T5">Atributos, Ítems o Campos:</text:span><text:span text:style-name="T2"> Son los datos sobre la entidad.</text:span></text:p>
        </text:list-item>
        <text:list-item>
          <text:p text:style-name="P82"><text:span text:style-name="T5">Campo clave:</text:span><text:span text:style-name="T2"> Es un valor que identifica de forma única a una entidad.</text:span></text:p>
        </text:list-item>
      </text:list>
      <text:p text:style-name="P69"/>
      <text:p text:style-name="P35">Organización de ficheros</text:p>
      <text:p text:style-name="P33"><text:span text:style-name="T11">E</text:span><text:span text:style-name="T10">s el modo de </text:span><text:span text:style-name="T11">proporcionar </text:span><text:span text:style-name="T10">acceso a los registros </text:span><text:span text:style-name="T13">según</text:span><text:span text:style-name="T10"> </text:span><text:span text:style-name="T11">su</text:span><text:span text:style-name="T10"> actualización y extracción. </text:span><text:span text:style-name="T12">La elección de una organización u otra depende de los siguientes factores</text:span><text:span text:style-name="T6">:</text:span></text:p>
      <text:list xml:id="list1499912105" text:style-name="WW8Num1">
        <text:list-item>
          <text:p text:style-name="P83">Dispositivo de almacenamiento externo en el cual se almacenarán.</text:p>
        </text:list-item>
        <text:list-item>
          <text:p text:style-name="P83">Modos de actualización y consulta que se van a realizar.</text:p>
        </text:list-item>
        <text:list-item>
          <text:p text:style-name="P83">Número de claves.</text:p>
        </text:list-item>
        <text:list-item>
          <text:p text:style-name="P87">Necesidades económicas.</text:p>
          <text:p text:style-name="P87"/>
        </text:list-item>
      </text:list>
      <text:p text:style-name="P46">Organización secuencial</text:p>
      <text:p text:style-name="P39">El orden físico y lógico de los registros es el mismo. Los registros se almacenan unos a continuación de otros y para acceder al registro N es necesario procesar los anteriores. La cinta magnética es un soporte secuencial por excelencia.</text:p>
      <text:p text:style-name="P38"/>
      <text:p text:style-name="P40">Actualización de ficheros secuenciales</text:p>
      <text:p text:style-name="P43"><text:span text:style-name="T16">Inserciones</text:span><text:span text:style-name="T6">:</text:span></text:p>
      <text:list xml:id="list367034314" text:style-name="L4">
        <text:list-item>
          <text:p text:style-name="P84">Si no posee clave, o el fichero no está ordenado mediante ningún campo, las inserciones o nuevos registros se colocarán después del último.</text:p>
        </text:list-item>
        <text:list-item>
          <text:p text:style-name="P85">Si el archivo se encuentra ordenado mediante un campo, será preciso copiar el fichero original hasta el punto en que haya que incluir el nuevo, se inserta este, y se copia el resto del fichero hasta el final. Una segunda alternativa es añadir al final todos los registros y ordenar posteriormente el fichero.</text:p>
        </text:list-item>
      </text:list>
      <text:p text:style-name="P49">Borrados:</text:p>
      <text:list xml:id="list2135120614" text:style-name="L5">
        <text:list-item>
          <text:p text:style-name="P78"><text:span text:style-name="T6">Tanto con clave como sin ella, requieren que se copie el fichero omitiendo el registro a borrar.</text:span></text:p>
        </text:list-item>
      </text:list>
      <text:p text:style-name="P50"><text:soft-page-break/>Modificaciones:</text:p>
      <text:list xml:id="list2164245699" text:style-name="L6">
        <text:list-item>
          <text:p text:style-name="P88">La modificación de registros, puede alargar o acortar el tamaño del mismo, y por tanto conviene hacer lo mismo que en el caso anterior.</text:p>
        </text:list-item>
      </text:list>
      <text:p text:style-name="P70"/>
      <text:p text:style-name="P36"><text:span text:style-name="T14">Organización secuencial </text:span><text:span text:style-name="T15">indexada</text:span></text:p>
      <text:p text:style-name="P36"><text:span text:style-name="T19">E</text:span>s una organización secuencial que permite un acceso directo a los registros, por medio de un índice y a través de un campo clave. Se divide en tres áreas:</text:p>
      <text:list xml:id="list4054129019" text:style-name="L7">
        <text:list-item>
          <text:p text:style-name="P86">Área de índices</text:p>
        </text:list-item>
        <text:list-item>
          <text:p text:style-name="P86">Área primaria</text:p>
        </text:list-item>
        <text:list-item>
          <text:p text:style-name="P79"><text:span text:style-name="T20">Área de </text:span><text:span text:style-name="T24">o</text:span><text:span text:style-name="T20">verflow</text:span></text:p>
        </text:list-item>
      </text:list>
      <text:p text:style-name="P72"/>
      <text:p text:style-name="P44"><text:span text:style-name="T20">El acceso del fichero, se puede realizar de modo secuencial o en modo aleatorio. </text:span><text:span text:style-name="T21">E</text:span><text:span text:style-name="T20">n el primer caso es </text:span><text:span text:style-name="T21">similar</text:span><text:span text:style-name="T20"> la organización secuencial, </text:span><text:span text:style-name="T21">pero se puede </text:span><text:span text:style-name="T20">acceder de forma secuencial a partir de un registro determinado indica</text:span><text:span text:style-name="T21">ndo</text:span><text:span text:style-name="T20"> su valor clave. Cuando el modo de acceso es directo, el programador suministrará el valor clave del registro a buscar y un índice será el encargado de encontrar el mismo. Por tanto </text:span><text:span text:style-name="T26">debe existir obligatoriamente un campo clave.</text:span></text:p>
      <text:p text:style-name="P45"><text:span text:style-name="T20">Los registros de datos, se encuentran situados en el área primaria y el índice </text:span><text:span text:style-name="T22">se </text:span><text:span text:style-name="T20">crea automáticamente por el S.O. cuando se crea el fichero. </text:span><text:span text:style-name="T22">L</text:span><text:span text:style-name="T20">os registros son escritos en orden creciente de campo clave dentro del área primaria.</text:span></text:p>
      <text:p text:style-name="P45"><text:span text:style-name="T20">El área de Índices consiste en un conjunto de anotaciones, donde cada registro contiene el </text:span><text:span text:style-name="T23">mayor </text:span><text:span text:style-name="T20">valor del campo clave que puede encontrarse en misma y la dirección donde se encuentra el mismo, existen dos entradas, una corresponde a la entrada normal y otra al área de overflow.</text:span></text:p>
      <text:p text:style-name="P52">Generalmente se utiliza un índice de dos niveles. Un índice maestro, que contiene el atributo clave y el cilindro en el cual debe encontrarse el registro. Otro índice dentro de cada cilindro que contiene el campo clave y la pista donde se encontrará.</text:p>
      <text:p text:style-name="P45"><text:span text:style-name="T20">En el área de overflow se almacenan </text:span><text:span text:style-name="T23">por llegada</text:span><text:span text:style-name="T20"> los registros que no caben en el área primaria </text:span><text:span text:style-name="T23">porque fueron desplazados por una inserción con un campo clave inferior.</text:span></text:p>
      <text:p text:style-name="P45"/>
      <text:p text:style-name="P94">SITUACIÓN INICIAL DEL FICHERO</text:p>
      <text:p text:style-name="P1"/>
      <text:p text:style-name="P8">INDICE MAESTRO</text:p>
      <text:p text:style-name="P11"/>
      <text:p text:style-name="P14"><draw:g text:anchor-type="char" draw:z-index="0" draw:style-name="gr1"><draw:frame draw:style-name="gr2" draw:text-style-name="P96" svg:width="2.858cm" svg:height="0.953cm" svg:x="3.175cm" svg:y="0.296cm"><draw:text-box><text:p text:style-name="P95"><text:span text:style-name="T38">100 <text:s text:c="4"/>0300</text:span></text:p></draw:text-box></draw:frame><draw:line draw:style-name="gr3" draw:text-style-name="P97" svg:x1="4.128cm" svg:y1="0.296cm" svg:x2="4.128cm" svg:y2="1.249cm"><text:p/></draw:line></draw:g><draw:g text:anchor-type="char" draw:z-index="1" draw:style-name="gr1"><draw:frame draw:style-name="gr2" draw:text-style-name="P96" svg:width="2.858cm" svg:height="0.953cm" svg:x="7.938cm" svg:y="0.296cm"><draw:text-box><text:p text:style-name="P95"><text:span text:style-name="T38">271 <text:s text:c="4"/>0400</text:span><text:span text:style-name="T38"><text:tab/></text:span></text:p></draw:text-box></draw:frame><draw:line draw:style-name="gr3" draw:text-style-name="P97" svg:x1="8.891cm" svg:y1="0.296cm" svg:x2="8.891cm" svg:y2="1.249cm"><text:p/></draw:line></draw:g></text:p>
      <text:p text:style-name="P14"><draw:line text:anchor-type="char" draw:z-index="31" draw:style-name="gr8" draw:text-style-name="P97" svg:x1="3.175cm" svg:y1="0.127cm" svg:x2="1.905cm" svg:y2="0.127cm"><text:p/></draw:line><draw:line text:anchor-type="char" draw:z-index="32" draw:style-name="gr8" draw:text-style-name="P97" svg:x1="1.905cm" svg:y1="0.127cm" svg:x2="1.905cm" svg:y2="1.08cm"><text:p/></draw:line><draw:line text:anchor-type="char" draw:z-index="34" draw:style-name="gr8" draw:text-style-name="P97" svg:x1="10.795cm" svg:y1="0.127cm" svg:x2="12.7cm" svg:y2="0.127cm"><text:p/></draw:line><draw:line text:anchor-type="char" draw:z-index="35" draw:style-name="gr8" draw:text-style-name="P97" svg:x1="12.7cm" svg:y1="0.127cm" svg:x2="12.7cm" svg:y2="1.08cm"><text:p/></draw:line></text:p>
      <text:p text:style-name="P11"/>
      <text:p text:style-name="P17"><draw:frame draw:style-name="fr1" draw:name="Marco3" text:anchor-type="char" svg:x="0.953cm" svg:y="0.106cm" svg:width="4.128cm" svg:height="1.27cm" draw:z-index="30"><draw:text-box><text:p text:style-name="P26">Valor de clave máxima que hay en el cilindro 0300</text:p></draw:text-box></draw:frame><draw:frame draw:style-name="fr1" draw:name="Marco2" text:anchor-type="char" svg:x="9.843cm" svg:y="0.106cm" svg:width="5.08cm" svg:height="1.588cm" draw:z-index="33"><draw:text-box><text:p text:style-name="P27">Número de cilindro(04) y pista 00, cuyos registros tienen clave &lt; <text:span text:style-name="T29">27</text:span>1 y mayor a 100</text:p></draw:text-box></draw:frame></text:p>
      <text:p text:style-name="P8"/>
      <text:p text:style-name="P22"/>
      <text:p text:style-name="P8"/>
      <text:p text:style-name="P8">CILINDRO 3</text:p>
      <text:p text:style-name="P15"><draw:frame draw:style-name="fr1" draw:name="Marco7" text:anchor-type="char" svg:x="3.493cm" svg:y="0.402cm" svg:width="2.858cm" svg:height="0.953cm" draw:z-index="26"><draw:text-box><text:p text:style-name="P21">DATOS</text:p></draw:text-box></draw:frame><draw:frame draw:style-name="fr1" draw:name="Marco6" text:anchor-type="char" svg:x="10.478cm" svg:y="0.402cm" svg:width="2.858cm" svg:height="0.953cm" draw:z-index="27"><draw:text-box><text:p text:style-name="P21">DATOS</text:p></draw:text-box></draw:frame><draw:frame draw:style-name="fr1" draw:name="Marco5" text:anchor-type="char" svg:x="6.985cm" svg:y="0.402cm" svg:width="3.175cm" svg:height="0.953cm" draw:z-index="28"><draw:text-box><text:p text:style-name="P21">OVERFLOW</text:p></draw:text-box></draw:frame><draw:frame draw:style-name="fr1" draw:name="Marco4" text:anchor-type="char" svg:x="13.97cm" svg:y="0.402cm" svg:width="3.175cm" svg:height="0.953cm" draw:z-index="29"><draw:text-box><text:p text:style-name="P21">OVERFLOW</text:p></draw:text-box></draw:frame></text:p>
      <text:p text:style-name="P15"><draw:custom-shape text:anchor-type="char" draw:z-index="14" draw:style-name="gr7" draw:text-style-name="P98" svg:width="0.318cm" svg:height="3.811cm" svg:x="1.058cm" svg:y="0.339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5"><draw:frame text:anchor-type="char" draw:z-index="2" draw:style-name="gr4" draw:text-style-name="P96" svg:width="3.495cm" svg:height="0.955cm" draw:transform="rotate (1.5707963267949) translate (-0.3175cm 3.55776388888889cm)"><draw:text-box><text:p text:style-name="P95"><text:span text:style-name="T39">AREA DE ÍNDICES</text:span></text:p></draw:text-box></draw:frame></text:p>
      <text:p text:style-name="P28"><draw:g text:anchor-type="char" draw:z-index="13" draw:style-name="gr1"><draw:g draw:style-name="gr5"><draw:frame draw:style-name="gr2" draw:text-style-name="P96" svg:width="2.858cm" svg:height="0.953cm" svg:x="3.493cm" svg:y="0.021cm"><draw:text-box><text:p text:style-name="P95"><text:span text:style-name="T38">36 <text:s text:c="3"/>0301</text:span><text:span text:style-name="T38"><text:tab/></text:span></text:p></draw:text-box></draw:frame><draw:line draw:style-name="gr3" draw:text-style-name="P97" svg:x1="4.446cm" svg:y1="0.021cm" svg:x2="4.446cm" svg:y2="0.974cm"><text:p/></draw:line></draw:g><draw:g draw:style-name="gr5"><draw:frame draw:style-name="gr2" draw:text-style-name="P96" svg:width="2.858cm" svg:height="0.953cm" svg:x="6.987cm" svg:y="0.021cm"><draw:text-box><text:p text:style-name="P95"><text:span text:style-name="T38">36 <text:s text:c="6"/></text:span><text:span text:style-name="T40"><text:s text:c="2"/>√</text:span></text:p></draw:text-box></draw:frame><draw:line draw:style-name="gr3" draw:text-style-name="P97" svg:x1="7.938cm" svg:y1="0.021cm" svg:x2="7.938cm" svg:y2="0.974cm"><text:p/></draw:line></draw:g><draw:g draw:style-name="gr5"><draw:frame draw:style-name="gr2" draw:text-style-name="P96" svg:width="2.858cm" svg:height="0.953cm" svg:x="10.478cm" svg:y="0.021cm"><draw:text-box><text:p text:style-name="P95"><text:span text:style-name="T38">45</text:span><text:span text:style-name="T38"><text:tab/></text:span><text:span text:style-name="T38">0302</text:span></text:p></draw:text-box></draw:frame><draw:line draw:style-name="gr3" draw:text-style-name="P97" svg:x1="11.431cm" svg:y1="0.021cm" svg:x2="11.431cm" svg:y2="0.974cm"><text:p/></draw:line></draw:g><draw:g draw:style-name="gr5"><draw:frame draw:style-name="gr2" draw:text-style-name="P96" svg:width="2.858cm" svg:height="0.953cm" svg:x="13.972cm" svg:y="0.021cm"><draw:text-box><text:p text:style-name="P95"><text:span text:style-name="T38">45</text:span><text:span text:style-name="T38"><text:tab/></text:span><text:span text:style-name="T40">√</text:span></text:p></draw:text-box></draw:frame><draw:line draw:style-name="gr3" draw:text-style-name="P97" svg:x1="14.923cm" svg:y1="0.021cm" svg:x2="14.923cm" svg:y2="0.974cm"><text:p/></draw:line></draw:g></draw:g><text:span text:style-name="T4"><text:tab/> <text:s text:c="2"/></text:span><text:span text:style-name="T7"><text:s/></text:span><text:span text:style-name="T6">0300</text:span></text:p>
      <text:p text:style-name="P12"><text:tab/></text:p>
      <text:p text:style-name="P13"><text:tab/></text:p>
      <text:p text:style-name="P28"><draw:g text:anchor-type="char" draw:z-index="9" draw:style-name="gr1"><draw:frame draw:style-name="gr2" draw:text-style-name="P96" svg:width="2.858cm" svg:height="0.953cm" svg:x="3.493cm" svg:y="0.021cm"><draw:text-box><text:p text:style-name="P95"><text:span text:style-name="T38">87</text:span><text:span text:style-name="T38"><text:tab/></text:span><text:span text:style-name="T38">0303</text:span></text:p></draw:text-box></draw:frame><draw:line draw:style-name="gr3" draw:text-style-name="P97" svg:x1="4.446cm" svg:y1="0.021cm" svg:x2="4.446cm" svg:y2="0.974cm"><text:p/></draw:line></draw:g><draw:g text:anchor-type="char" draw:z-index="10" draw:style-name="gr1"><draw:frame draw:style-name="gr2" draw:text-style-name="P96" svg:width="2.858cm" svg:height="0.953cm" svg:x="6.985cm" svg:y="0.021cm"><draw:text-box><text:p text:style-name="P95"><text:span text:style-name="T38">87</text:span><text:span text:style-name="T38"><text:tab/></text:span><text:span text:style-name="T40">√</text:span></text:p></draw:text-box></draw:frame><draw:line draw:style-name="gr3" draw:text-style-name="P97" svg:x1="7.938cm" svg:y1="0.021cm" svg:x2="7.938cm" svg:y2="0.974cm"><text:p/></draw:line></draw:g><draw:g text:anchor-type="char" draw:z-index="11" draw:style-name="gr1"><draw:frame draw:style-name="gr2" draw:text-style-name="P96" svg:width="2.858cm" svg:height="0.953cm" svg:x="10.478cm" svg:y="0.021cm"><draw:text-box><text:p text:style-name="P95"><text:span text:style-name="T38">100</text:span><text:span text:style-name="T38"><text:tab/></text:span><text:span text:style-name="T38">0304</text:span></text:p></draw:text-box></draw:frame><draw:line draw:style-name="gr3" draw:text-style-name="P97" svg:x1="11.431cm" svg:y1="0.021cm" svg:x2="11.431cm" svg:y2="0.974cm"><text:p/></draw:line></draw:g><draw:g text:anchor-type="char" draw:z-index="12" draw:style-name="gr1"><draw:frame draw:style-name="gr2" draw:text-style-name="P96" svg:width="2.858cm" svg:height="0.953cm" svg:x="13.97cm" svg:y="0.021cm"><draw:text-box><text:p text:style-name="P95"><text:span text:style-name="T38">100</text:span><text:span text:style-name="T38"><text:tab/></text:span><text:span text:style-name="T40">√</text:span></text:p></draw:text-box></draw:frame><draw:line draw:style-name="gr3" draw:text-style-name="P97" svg:x1="14.923cm" svg:y1="0.021cm" svg:x2="14.923cm" svg:y2="0.974cm"><text:p/></draw:line></draw:g><text:span text:style-name="T4"><text:tab/> <text:s text:c="2"/></text:span><text:span text:style-name="T7"><text:s/></text:span></text:p>
      <text:p text:style-name="P28"/>
      <text:p text:style-name="P28"/>
      <text:p text:style-name="P18"><draw:frame text:anchor-type="char" draw:z-index="20" draw:style-name="gr4" draw:text-style-name="P100" svg:width="6.67cm" svg:height="0.955cm" draw:transform="rotate (1.5707963267949) translate (-0.3175cm 7.13493055555556cm)"><draw:text-box><text:p text:style-name="P99"><text:span text:style-name="T39">AREA PRIMARIA</text:span></text:p></draw:text-box></draw:frame></text:p>
      <text:p text:style-name="P15"><draw:custom-shape text:anchor-type="char" draw:z-index="8" draw:style-name="gr6" draw:text-style-name="P98" svg:width="0.318cm" svg:height="6.351cm" svg:x="0.953cm" svg:y="0.296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5"><draw:g text:anchor-type="char" draw:z-index="3" draw:style-name="gr1"><draw:frame draw:style-name="gr2" draw:text-style-name="P96" svg:width="2.858cm" svg:height="0.953cm" svg:x="3.387cm" svg:y="1.609cm"><draw:text-box><text:p text:style-name="P95"><text:span text:style-name="T38">37</text:span><text:span text:style-name="T38"><text:tab/></text:span><text:span text:style-name="T38">D</text:span></text:p></draw:text-box></draw:frame><draw:line draw:style-name="gr3" draw:text-style-name="P97" svg:x1="4.341cm" svg:y1="1.609cm" svg:x2="4.341cm" svg:y2="2.562cm"><text:p/></draw:line></draw:g><draw:g text:anchor-type="char" draw:z-index="4" draw:style-name="gr1"><draw:frame draw:style-name="gr2" draw:text-style-name="P96" svg:width="2.858cm" svg:height="0.953cm" svg:x="6.879cm" svg:y="1.609cm"><draw:text-box><text:p text:style-name="P95"><text:span text:style-name="T38">39</text:span><text:span text:style-name="T38"><text:tab/></text:span><text:span text:style-name="T38">D</text:span></text:p></draw:text-box></draw:frame><draw:line draw:style-name="gr3" draw:text-style-name="P97" svg:x1="7.832cm" svg:y1="1.609cm" svg:x2="7.832cm" svg:y2="2.562cm"><text:p/></draw:line></draw:g><draw:g text:anchor-type="char" draw:z-index="5" draw:style-name="gr1"><draw:frame draw:style-name="gr2" draw:text-style-name="P96" svg:width="2.858cm" svg:height="0.953cm" svg:x="10.372cm" svg:y="1.609cm"><draw:text-box><text:p text:style-name="P95"><text:span text:style-name="T38">42</text:span><text:span text:style-name="T38"><text:tab/></text:span><text:span text:style-name="T38">D</text:span></text:p></draw:text-box></draw:frame><draw:line draw:style-name="gr3" draw:text-style-name="P97" svg:x1="11.326cm" svg:y1="1.609cm" svg:x2="11.326cm" svg:y2="2.562cm"><text:p/></draw:line></draw:g><draw:g text:anchor-type="char" draw:z-index="6" draw:style-name="gr1"><draw:frame draw:style-name="gr2" draw:text-style-name="P96" svg:width="2.858cm" svg:height="0.953cm" svg:x="13.864cm" svg:y="1.609cm"><draw:text-box><text:p text:style-name="P95"><text:span text:style-name="T38">45</text:span><text:span text:style-name="T38"><text:tab/></text:span><text:span text:style-name="T38">D</text:span></text:p></draw:text-box></draw:frame><draw:line draw:style-name="gr3" draw:text-style-name="P97" svg:x1="14.817cm" svg:y1="1.609cm" svg:x2="14.817cm" svg:y2="2.562cm"><text:p/></draw:line></draw:g><draw:g text:anchor-type="char" draw:z-index="7" draw:style-name="gr1"><draw:g draw:style-name="gr5"><draw:frame draw:style-name="gr2" draw:text-style-name="P96" svg:width="2.858cm" svg:height="0.953cm" svg:x="3.493cm" svg:y="0.127cm"><draw:text-box><text:p text:style-name="P95"><text:span text:style-name="T38">7</text:span><text:span text:style-name="T38"><text:tab/></text:span><text:span text:style-name="T38">D</text:span></text:p></draw:text-box></draw:frame><draw:line draw:style-name="gr3" draw:text-style-name="P97" svg:x1="4.446cm" svg:y1="0.127cm" svg:x2="4.446cm" svg:y2="1.08cm"><text:p/></draw:line></draw:g><draw:g draw:style-name="gr5"><draw:frame draw:style-name="gr2" draw:text-style-name="P96" svg:width="2.858cm" svg:height="0.953cm" svg:x="6.987cm" svg:y="0.127cm"><draw:text-box><text:p text:style-name="P95"><text:span text:style-name="T38">9</text:span><text:span text:style-name="T38"><text:tab/></text:span><text:span text:style-name="T38">D</text:span></text:p></draw:text-box></draw:frame><draw:line draw:style-name="gr3" draw:text-style-name="P97" svg:x1="7.938cm" svg:y1="0.127cm" svg:x2="7.938cm" svg:y2="1.08cm"><text:p/></draw:line></draw:g><draw:g draw:style-name="gr5"><draw:frame draw:style-name="gr2" draw:text-style-name="P96" svg:width="2.858cm" svg:height="0.953cm" svg:x="10.478cm" svg:y="0.127cm"><draw:text-box><text:p text:style-name="P95"><text:span text:style-name="T38">23</text:span><text:span text:style-name="T38"><text:tab/></text:span><text:span text:style-name="T38">D</text:span></text:p></draw:text-box></draw:frame><draw:line draw:style-name="gr3" draw:text-style-name="P97" svg:x1="11.431cm" svg:y1="0.127cm" svg:x2="11.431cm" svg:y2="1.08cm"><text:p/></draw:line></draw:g><draw:g draw:style-name="gr5"><draw:frame draw:style-name="gr2" draw:text-style-name="P96" svg:width="2.858cm" svg:height="0.953cm" svg:x="13.972cm" svg:y="0.127cm"><draw:text-box><text:p text:style-name="P95"><text:span text:style-name="T38">36</text:span><text:span text:style-name="T38"><text:tab/></text:span><text:span text:style-name="T38">D</text:span></text:p></draw:text-box></draw:frame><draw:line draw:style-name="gr3" draw:text-style-name="P97" svg:x1="14.923cm" svg:y1="0.127cm" svg:x2="14.923cm" svg:y2="1.08cm"><text:p/></draw:line></draw:g></draw:g><draw:g text:anchor-type="char" draw:z-index="15" draw:style-name="gr1"><draw:frame draw:style-name="gr2" draw:text-style-name="P96" svg:width="2.858cm" svg:height="0.953cm" svg:x="3.387cm" svg:y="4.784cm"><draw:text-box><text:p text:style-name="P95"><text:span text:style-name="T38">89</text:span><text:span text:style-name="T38"><text:tab/></text:span><text:span text:style-name="T38">D</text:span></text:p></draw:text-box></draw:frame><draw:line draw:style-name="gr3" draw:text-style-name="P97" svg:x1="4.341cm" svg:y1="4.784cm" svg:x2="4.341cm" svg:y2="5.737cm"><text:p/></draw:line></draw:g><draw:g text:anchor-type="char" draw:z-index="16" draw:style-name="gr1"><draw:frame draw:style-name="gr2" draw:text-style-name="P96" svg:width="2.858cm" svg:height="0.953cm" svg:x="6.879cm" svg:y="4.784cm"><draw:text-box><text:p text:style-name="P95"><text:span text:style-name="T38">94</text:span><text:span text:style-name="T38"><text:tab/></text:span><text:span text:style-name="T38">D</text:span></text:p></draw:text-box></draw:frame><draw:line draw:style-name="gr3" draw:text-style-name="P97" svg:x1="7.832cm" svg:y1="4.784cm" svg:x2="7.832cm" svg:y2="5.737cm"><text:p/></draw:line></draw:g><draw:g text:anchor-type="char" draw:z-index="17" draw:style-name="gr1"><draw:frame draw:style-name="gr2" draw:text-style-name="P96" svg:width="2.858cm" svg:height="0.953cm" svg:x="10.372cm" svg:y="4.784cm"><draw:text-box><text:p text:style-name="P95"><text:span text:style-name="T38">95</text:span><text:span text:style-name="T38"><text:tab/></text:span><text:span text:style-name="T38">D</text:span></text:p></draw:text-box></draw:frame><draw:line draw:style-name="gr3" draw:text-style-name="P97" svg:x1="11.326cm" svg:y1="4.784cm" svg:x2="11.326cm" svg:y2="5.737cm"><text:p/></draw:line></draw:g><draw:g text:anchor-type="char" draw:z-index="18" draw:style-name="gr1"><draw:frame draw:style-name="gr2" draw:text-style-name="P96" svg:width="2.858cm" svg:height="0.953cm" svg:x="13.864cm" svg:y="4.784cm"><draw:text-box><text:p text:style-name="P95"><text:span text:style-name="T38">100</text:span><text:span text:style-name="T38"><text:tab/></text:span><text:span text:style-name="T38">D</text:span></text:p></draw:text-box></draw:frame><draw:line draw:style-name="gr3" draw:text-style-name="P97" svg:x1="14.817cm" svg:y1="4.784cm" svg:x2="14.817cm" svg:y2="5.737cm"><text:p/></draw:line></draw:g><draw:g text:anchor-type="char" draw:z-index="19" draw:style-name="gr1"><draw:g draw:style-name="gr5"><draw:frame draw:style-name="gr2" draw:text-style-name="P96" svg:width="2.858cm" svg:height="0.953cm" svg:x="3.493cm" svg:y="3.302cm"><draw:text-box><text:p text:style-name="P95"><text:span text:style-name="T38">53</text:span><text:span text:style-name="T38"><text:tab/></text:span><text:span text:style-name="T38">D</text:span></text:p></draw:text-box></draw:frame><draw:line draw:style-name="gr3" draw:text-style-name="P97" svg:x1="4.446cm" svg:y1="3.302cm" svg:x2="4.446cm" svg:y2="4.255cm"><text:p/></draw:line></draw:g><draw:g draw:style-name="gr5"><draw:frame draw:style-name="gr2" draw:text-style-name="P96" svg:width="2.858cm" svg:height="0.953cm" svg:x="6.987cm" svg:y="3.302cm"><draw:text-box><text:p text:style-name="P95"><text:span text:style-name="T38">61</text:span><text:span text:style-name="T38"><text:tab/></text:span><text:span text:style-name="T38">D</text:span></text:p></draw:text-box></draw:frame><draw:line draw:style-name="gr3" draw:text-style-name="P97" svg:x1="7.938cm" svg:y1="3.302cm" svg:x2="7.938cm" svg:y2="4.255cm"><text:p/></draw:line></draw:g><draw:g draw:style-name="gr5"><draw:frame draw:style-name="gr2" draw:text-style-name="P96" svg:width="2.858cm" svg:height="0.953cm" svg:x="10.478cm" svg:y="3.302cm"><draw:text-box><text:p text:style-name="P95"><text:span text:style-name="T38">72</text:span><text:span text:style-name="T38"><text:tab/></text:span><text:span text:style-name="T38">D</text:span></text:p></draw:text-box></draw:frame><draw:line draw:style-name="gr3" draw:text-style-name="P97" svg:x1="11.431cm" svg:y1="3.302cm" svg:x2="11.431cm" svg:y2="4.255cm"><text:p/></draw:line></draw:g><draw:g draw:style-name="gr5"><draw:frame draw:style-name="gr2" draw:text-style-name="P96" svg:width="2.858cm" svg:height="0.953cm" svg:x="13.972cm" svg:y="3.302cm"><draw:text-box><text:p text:style-name="P95"><text:span text:style-name="T38">87</text:span><text:span text:style-name="T38"><text:tab/></text:span><text:span text:style-name="T38">D</text:span></text:p></draw:text-box></draw:frame><draw:line draw:style-name="gr3" draw:text-style-name="P97" svg:x1="14.923cm" svg:y1="3.302cm" svg:x2="14.923cm" svg:y2="4.255cm"><text:p/></draw:line></draw:g></draw:g></text:p>
      <text:p text:style-name="P25"><text:s text:c="15"/><text:span text:style-name="T6">0301</text:span></text:p>
      <text:p text:style-name="P4"/>
      <text:p text:style-name="P4"/>
      <text:p text:style-name="P4"><text:tab/> <text:s text:c="2"/>0302</text:p>
      <text:p text:style-name="P4"/>
      <text:p text:style-name="P4"/>
      <text:p text:style-name="P4"><text:tab/> <text:s text:c="2"/>0303</text:p>
      <text:p text:style-name="P4"/>
      <text:p text:style-name="P4"/>
      <text:p text:style-name="P4"><draw:g text:anchor-type="char" draw:z-index="21" draw:style-name="gr1"><draw:g draw:style-name="gr5"><draw:g draw:style-name="gr5"><draw:frame draw:style-name="gr2" draw:text-style-name="P96" svg:width="2.858cm" svg:height="0.953cm" svg:x="3.493cm" svg:y="2.245cm"><draw:text-box><text:p text:style-name="P95"><text:span text:style-name="T41"><text:tab/></text:span></text:p></draw:text-box></draw:frame><draw:line draw:style-name="gr3" draw:text-style-name="P97" svg:x1="4.446cm" svg:y1="2.245cm" svg:x2="4.446cm" svg:y2="3.198cm"><text:p/></draw:line></draw:g><draw:g draw:style-name="gr5"><draw:frame draw:style-name="gr2" draw:text-style-name="P96" svg:width="2.858cm" svg:height="0.953cm" svg:x="6.987cm" svg:y="2.245cm"><draw:text-box><text:p text:style-name="P95"><text:span text:style-name="T41"><text:tab/></text:span></text:p></draw:text-box></draw:frame><draw:line draw:style-name="gr3" draw:text-style-name="P97" svg:x1="7.938cm" svg:y1="2.245cm" svg:x2="7.938cm" svg:y2="3.198cm"><text:p/></draw:line></draw:g><draw:g draw:style-name="gr5"><draw:frame draw:style-name="gr2" draw:text-style-name="P96" svg:width="2.858cm" svg:height="0.953cm" svg:x="10.478cm" svg:y="2.245cm"><draw:text-box><text:p text:style-name="P95"><text:span text:style-name="T41"><text:tab/></text:span></text:p></draw:text-box></draw:frame><draw:line draw:style-name="gr3" draw:text-style-name="P97" svg:x1="11.431cm" svg:y1="2.245cm" svg:x2="11.431cm" svg:y2="3.198cm"><text:p/></draw:line></draw:g><draw:g draw:style-name="gr5"><draw:frame draw:style-name="gr2" draw:text-style-name="P96" svg:width="2.858cm" svg:height="0.953cm" svg:x="13.972cm" svg:y="2.245cm"><draw:text-box><text:p text:style-name="P95"><text:span text:style-name="T41"><text:tab/></text:span></text:p></draw:text-box></draw:frame><draw:line draw:style-name="gr3" draw:text-style-name="P97" svg:x1="14.923cm" svg:y1="2.245cm" svg:x2="14.923cm" svg:y2="3.198cm"><text:p/></draw:line></draw:g></draw:g><draw:line draw:style-name="gr3" draw:text-style-name="P97" svg:x1="5.398cm" svg:y1="2.245cm" svg:x2="5.398cm" svg:y2="3.198cm"><text:p/></draw:line><draw:line draw:style-name="gr3" draw:text-style-name="P97" svg:x1="8.891cm" svg:y1="2.245cm" svg:x2="8.891cm" svg:y2="3.198cm"><text:p/></draw:line><draw:line draw:style-name="gr3" draw:text-style-name="P97" svg:x1="12.383cm" svg:y1="2.245cm" svg:x2="12.383cm" svg:y2="3.198cm"><text:p/></draw:line><draw:line draw:style-name="gr3" draw:text-style-name="P97" svg:x1="15.876cm" svg:y1="2.245cm" svg:x2="15.876cm" svg:y2="3.198cm"><text:p/></draw:line></draw:g><draw:g text:anchor-type="char" draw:z-index="22" draw:style-name="gr1"><draw:g draw:style-name="gr5"><draw:g draw:style-name="gr5"><draw:frame draw:style-name="gr2" draw:text-style-name="P96" svg:width="2.858cm" svg:height="0.953cm" svg:x="3.493cm" svg:y="3.833cm"><draw:text-box><text:p text:style-name="P95"><text:span text:style-name="T41"><text:tab/></text:span></text:p></draw:text-box></draw:frame><draw:line draw:style-name="gr3" draw:text-style-name="P97" svg:x1="4.446cm" svg:y1="3.833cm" svg:x2="4.446cm" svg:y2="4.786cm"><text:p/></draw:line></draw:g><draw:g draw:style-name="gr5"><draw:frame draw:style-name="gr2" draw:text-style-name="P96" svg:width="2.858cm" svg:height="0.953cm" svg:x="6.987cm" svg:y="3.833cm"><draw:text-box><text:p text:style-name="P95"><text:span text:style-name="T41"><text:tab/></text:span></text:p></draw:text-box></draw:frame><draw:line draw:style-name="gr3" draw:text-style-name="P97" svg:x1="7.938cm" svg:y1="3.833cm" svg:x2="7.938cm" svg:y2="4.786cm"><text:p/></draw:line></draw:g><draw:g draw:style-name="gr5"><draw:frame draw:style-name="gr2" draw:text-style-name="P96" svg:width="2.858cm" svg:height="0.953cm" svg:x="10.478cm" svg:y="3.833cm"><draw:text-box><text:p text:style-name="P95"><text:span text:style-name="T41"><text:tab/></text:span></text:p></draw:text-box></draw:frame><draw:line draw:style-name="gr3" draw:text-style-name="P97" svg:x1="11.431cm" svg:y1="3.833cm" svg:x2="11.431cm" svg:y2="4.786cm"><text:p/></draw:line></draw:g><draw:g draw:style-name="gr5"><draw:frame draw:style-name="gr2" draw:text-style-name="P96" svg:width="2.858cm" svg:height="0.953cm" svg:x="13.972cm" svg:y="3.833cm"><draw:text-box><text:p text:style-name="P95"><text:span text:style-name="T41"><text:tab/></text:span></text:p></draw:text-box></draw:frame><draw:line draw:style-name="gr3" draw:text-style-name="P97" svg:x1="14.923cm" svg:y1="3.833cm" svg:x2="14.923cm" svg:y2="4.786cm"><text:p/></draw:line></draw:g></draw:g><draw:line draw:style-name="gr3" draw:text-style-name="P97" svg:x1="5.398cm" svg:y1="3.833cm" svg:x2="5.398cm" svg:y2="4.786cm"><text:p/></draw:line><draw:line draw:style-name="gr3" draw:text-style-name="P97" svg:x1="8.891cm" svg:y1="3.833cm" svg:x2="8.891cm" svg:y2="4.786cm"><text:p/></draw:line><draw:line draw:style-name="gr3" draw:text-style-name="P97" svg:x1="12.383cm" svg:y1="3.833cm" svg:x2="12.383cm" svg:y2="4.786cm"><text:p/></draw:line><draw:line draw:style-name="gr3" draw:text-style-name="P97" svg:x1="15.876cm" svg:y1="3.833cm" svg:x2="15.876cm" svg:y2="4.786cm"><text:p/></draw:line></draw:g><draw:frame text:anchor-type="char" draw:z-index="23" draw:style-name="gr4" draw:text-style-name="P96" svg:width="4.13cm" svg:height="0.955cm" draw:transform="rotate (1.5707963267949) translate (-0.3175cm 5.42219444444444cm)"><draw:text-box><text:p text:style-name="P95"><text:span text:style-name="T39">AREA DE OVERFLOW</text:span></text:p></draw:text-box></draw:frame><draw:custom-shape text:anchor-type="char" draw:z-index="24" draw:style-name="gr7" draw:text-style-name="P98" svg:width="0.318cm" svg:height="3.811cm" svg:x="1.058cm" svg:y="1.716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 draw:name="Marco8" text:anchor-type="char" svg:x="3.81cm" svg:y="6.69cm" svg:width="6.985cm" svg:height="0.953cm" draw:z-index="25"><draw:text-box><text:p text:style-name="P7">CILINDRO 4</text:p><text:p text:style-name="P10"/></draw:text-box></draw:frame><text:tab/> <text:s text:c="2"/>0304</text:p>
      <text:p text:style-name="P4"/>
      <text:p text:style-name="P28"/>
      <text:p text:style-name="P28"/>
      <text:p text:style-name="P28"/>
      <text:p text:style-name="P28"><text:s text:c="13"/><text:span text:style-name="T6"><text:s/>0305</text:span></text:p>
      <text:p text:style-name="P4"/>
      <text:p text:style-name="P4"/>
      <text:p text:style-name="P4"/>
      <text:p text:style-name="P4"><text:s text:c="13"/>0306</text:p>
      <text:p text:style-name="P65"/>
      <text:p text:style-name="P66"/>
      <text:p text:style-name="P59"/>
      <text:p text:style-name="P59"/>
      <text:p text:style-name="P61"/>
      <text:p text:style-name="P61"/>
      <text:p text:style-name="P61"/>
      <text:p text:style-name="P57">Consultas y Acceso a un Archivo con Organización Secuencial Indexada.</text:p>
      <text:p text:style-name="P42">Supongamos que se desea localizar el registro con clave 61. El sistema inicia una búsqueda secuencial por el índice de Cilindro y comprueba que todos los registros cuya clave sea menor o igual a la 100, se encuentran en el cilindro 03, y accede a la pista 00. En el área de índices del cilindro 03, situado en la pista 00, comienza una búsqueda secuencial de la misma forma que en la anterior, y por tanto el registro deseado se encuentra en la pista 03 del cilindro 03, que contiene todos los registros cuya clave está comprendida entre 46 y 87, pues los registros comprendidos entre 37 y 45, ambos inclusive se encuentran en la pista 02, y así sucesivamente. Una vez localizada la pista, se accede a ella, y se realiza una búsqueda secuencial, de la misma forma que en un archivo con organización secuencial que se encuentre ordenado, es decir hasta que se encuentre el registro o se localice un registro con clave mayor al buscado, en cuyo caso se puede afirmar que este no se encuentra en el archivo.</text:p>
      <text:p text:style-name="P42"/>
      <text:p text:style-name="P41">Actualización de Archivo con Organización Secuencial Indexada</text:p>
      <text:p text:style-name="P51">Inserciones:</text:p>
      <text:list xml:id="list2046260520" text:style-name="L8">
        <text:list-item>
          <text:p text:style-name="P90"><text:span text:style-name="T20">La inserción de nuevos registros aparece documentada en los dos esquemas que se muestran a continuación y cuya explicación se comenta posteriormente </text:span><text:span text:style-name="T25">en los gráficos.</text:span></text:p>
        </text:list-item>
      </text:list>
      <text:p text:style-name="P51">Borrados:</text:p>
      <text:list xml:id="list3064759442" text:style-name="L9">
        <text:list-item>
          <text:p text:style-name="P89">El borrado de los registros se realiza de forma lógica, es decir, el registro se marca como borrado, siendo ignorado en todos los sentidos, pero el espacio permanece ocupado.</text:p>
        </text:list-item>
      </text:list>
      <text:p text:style-name="P53">Cuando el área de overflow se llena, o la cantidad de derramas es considerable, la única forma de solucionar esto, crear un nuevo fichero copiando el contenido del anterior.</text:p>
      <text:p text:style-name="P67">SITUACIÓN DEL FICHERO DESPUÉS DE INSERTAR LOS REGISTROS CON CLAVE 40 Y 93</text:p>
      <text:p text:style-name="P9"/>
      <text:p text:style-name="P9">CILINDRO 3</text:p>
      <text:p text:style-name="P16"><draw:frame draw:style-name="fr1" draw:name="Marco12" text:anchor-type="char" svg:x="3.493cm" svg:y="0.402cm" svg:width="2.858cm" svg:height="0.953cm" draw:z-index="60"><draw:text-box><text:p text:style-name="P21">DATOS</text:p></draw:text-box></draw:frame><draw:frame draw:style-name="fr1" draw:name="Marco11" text:anchor-type="char" svg:x="10.478cm" svg:y="0.402cm" svg:width="2.858cm" svg:height="0.953cm" draw:z-index="61"><draw:text-box><text:p text:style-name="P21">DATOS</text:p></draw:text-box></draw:frame><draw:frame draw:style-name="fr1" draw:name="Marco10" text:anchor-type="char" svg:x="6.985cm" svg:y="0.402cm" svg:width="3.175cm" svg:height="0.953cm" draw:z-index="62"><draw:text-box><text:p text:style-name="P21">OVERFLOW</text:p></draw:text-box></draw:frame><draw:frame draw:style-name="fr1" draw:name="Marco9" text:anchor-type="char" svg:x="13.97cm" svg:y="0.402cm" svg:width="3.175cm" svg:height="0.953cm" draw:z-index="63"><draw:text-box><text:p text:style-name="P21">OVERFLOW</text:p></draw:text-box></draw:frame></text:p>
      <text:p text:style-name="P16"><draw:custom-shape text:anchor-type="char" draw:z-index="48" draw:style-name="gr7" draw:text-style-name="P98" svg:width="0.318cm" svg:height="3.811cm" svg:x="1.058cm" svg:y="0.339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6"><draw:frame text:anchor-type="char" draw:z-index="36" draw:style-name="gr4" draw:text-style-name="P96" svg:width="3.495cm" svg:height="0.955cm" draw:transform="rotate (1.5707963267949) translate (-0.3175cm 3.55776388888889cm)"><draw:text-box><text:p text:style-name="P95"><text:span text:style-name="T39">AREA DE ÍNDICES</text:span></text:p></draw:text-box></draw:frame></text:p>
      <text:p text:style-name="P29"><draw:g text:anchor-type="char" draw:z-index="47" draw:style-name="gr1"><draw:g draw:style-name="gr5"><draw:frame draw:style-name="gr2" draw:text-style-name="P96" svg:width="2.858cm" svg:height="0.953cm" svg:x="3.493cm" svg:y="0.021cm"><draw:text-box><text:p text:style-name="P95"><text:span text:style-name="T38">36 <text:s text:c="3"/>0301</text:span><text:span text:style-name="T38"><text:tab/></text:span></text:p></draw:text-box></draw:frame><draw:line draw:style-name="gr3" draw:text-style-name="P97" svg:x1="4.446cm" svg:y1="0.021cm" svg:x2="4.446cm" svg:y2="0.974cm"><text:p/></draw:line></draw:g><draw:g draw:style-name="gr5"><draw:frame draw:style-name="gr2" draw:text-style-name="P96" svg:width="2.858cm" svg:height="0.953cm" svg:x="6.987cm" svg:y="0.021cm"><draw:text-box><text:p text:style-name="P95"><text:span text:style-name="T38">36 <text:s text:c="6"/></text:span><text:span text:style-name="T40"><text:s text:c="2"/>√</text:span></text:p></draw:text-box></draw:frame><draw:line draw:style-name="gr3" draw:text-style-name="P97" svg:x1="7.938cm" svg:y1="0.021cm" svg:x2="7.938cm" svg:y2="0.974cm"><text:p/></draw:line></draw:g><draw:g draw:style-name="gr5"><draw:frame draw:style-name="gr2" draw:text-style-name="P96" svg:width="2.858cm" svg:height="0.953cm" svg:x="10.478cm" svg:y="0.021cm"><draw:text-box><text:p text:style-name="P95"><text:span text:style-name="T38">42</text:span><text:span text:style-name="T38"><text:tab/></text:span><text:span text:style-name="T38">0302</text:span></text:p></draw:text-box></draw:frame><draw:line draw:style-name="gr3" draw:text-style-name="P97" svg:x1="11.431cm" svg:y1="0.021cm" svg:x2="11.431cm" svg:y2="0.974cm"><text:p/></draw:line></draw:g><draw:g draw:style-name="gr5"><draw:frame draw:style-name="gr2" draw:text-style-name="P96" svg:width="2.858cm" svg:height="0.953cm" svg:x="13.972cm" svg:y="0.021cm"><draw:text-box><text:p text:style-name="P95"><text:span text:style-name="T38">45</text:span><text:span text:style-name="T38"><text:tab/></text:span><text:span text:style-name="T40">●</text:span></text:p></draw:text-box></draw:frame><draw:line draw:style-name="gr3" draw:text-style-name="P97" svg:x1="14.923cm" svg:y1="0.021cm" svg:x2="14.923cm" svg:y2="0.974cm"><text:p/></draw:line></draw:g></draw:g><text:span text:style-name="T4"><text:tab/> <text:s text:c="3"/></text:span><text:span text:style-name="T6">0300</text:span></text:p>
      <text:p text:style-name="P2"><draw:line text:anchor-type="char" draw:z-index="64" draw:style-name="gr9" draw:text-style-name="P97" svg:x1="15.558cm" svg:y1="0.023cm" svg:x2="17.463cm" svg:y2="0.023cm"><text:p/></draw:line><draw:line text:anchor-type="char" draw:z-index="65" draw:style-name="gr9" draw:text-style-name="P97" svg:x1="17.463cm" svg:y1="0.023cm" svg:x2="17.463cm" svg:y2="2.563cm"><text:p/></draw:line><text:tab/></text:p>
      <text:p text:style-name="P3"><text:tab/></text:p>
      <text:p text:style-name="P3"><draw:g text:anchor-type="char" draw:z-index="43" draw:style-name="gr1"><draw:frame draw:style-name="gr2" draw:text-style-name="P96" svg:width="2.858cm" svg:height="0.953cm" svg:x="3.493cm" svg:y="0.021cm"><draw:text-box><text:p text:style-name="P95"><text:span text:style-name="T38">87</text:span><text:span text:style-name="T38"><text:tab/></text:span><text:span text:style-name="T38">0303</text:span></text:p></draw:text-box></draw:frame><draw:line draw:style-name="gr3" draw:text-style-name="P97" svg:x1="4.446cm" svg:y1="0.021cm" svg:x2="4.446cm" svg:y2="0.974cm"><text:p/></draw:line></draw:g><draw:g text:anchor-type="char" draw:z-index="44" draw:style-name="gr1"><draw:frame draw:style-name="gr2" draw:text-style-name="P96" svg:width="2.858cm" svg:height="0.953cm" svg:x="6.985cm" svg:y="0.021cm"><draw:text-box><text:p text:style-name="P95"><text:span text:style-name="T38">87</text:span><text:span text:style-name="T38"><text:tab/></text:span><text:span text:style-name="T40">√</text:span></text:p></draw:text-box></draw:frame><draw:line draw:style-name="gr3" draw:text-style-name="P97" svg:x1="7.938cm" svg:y1="0.021cm" svg:x2="7.938cm" svg:y2="0.974cm"><text:p/></draw:line></draw:g><draw:g text:anchor-type="char" draw:z-index="45" draw:style-name="gr1"><draw:frame draw:style-name="gr2" draw:text-style-name="P96" svg:width="2.858cm" svg:height="0.953cm" svg:x="10.478cm" svg:y="0.021cm"><draw:text-box><text:p text:style-name="P95"><text:span text:style-name="T38">95</text:span><text:span text:style-name="T38"><text:tab/></text:span><text:span text:style-name="T38">0304</text:span></text:p></draw:text-box></draw:frame><draw:line draw:style-name="gr3" draw:text-style-name="P97" svg:x1="11.431cm" svg:y1="0.021cm" svg:x2="11.431cm" svg:y2="0.974cm"><text:p/></draw:line></draw:g><draw:g text:anchor-type="char" draw:z-index="46" draw:style-name="gr1"><draw:frame draw:style-name="gr2" draw:text-style-name="P96" svg:width="2.858cm" svg:height="0.953cm" svg:x="13.97cm" svg:y="0.002cm"><draw:text-box><text:p text:style-name="P95"><text:span text:style-name="T38">100</text:span><text:span text:style-name="T38"><text:tab/></text:span><text:span text:style-name="T40">●</text:span></text:p></draw:text-box></draw:frame><draw:line draw:style-name="gr3" draw:text-style-name="P97" svg:x1="14.923cm" svg:y1="0.002cm" svg:x2="14.923cm" svg:y2="0.955cm"><text:p/></draw:line></draw:g><text:tab/> <text:s text:c="3"/></text:p>
      <text:p text:style-name="P19"><draw:line text:anchor-type="char" draw:z-index="70" draw:style-name="gr11" draw:text-style-name="P97" svg:x1="15.558cm" svg:y1="0.15cm" svg:x2="15.558cm" svg:y2="1.42cm"><text:p/></draw:line></text:p>
      <text:p text:style-name="P3"/>
      <text:p text:style-name="P19"><draw:frame text:anchor-type="char" draw:z-index="54" draw:style-name="gr4" draw:text-style-name="P100" svg:width="6.67cm" svg:height="0.955cm" draw:transform="rotate (1.5707963267949) translate (-0.3175cm 7.13493055555556cm)"><draw:text-box><text:p text:style-name="P99"><text:span text:style-name="T39">AREA PRIMARIA</text:span></text:p></draw:text-box></draw:frame><draw:line text:anchor-type="char" draw:z-index="66" draw:style-name="gr9" draw:text-style-name="P97" svg:x1="17.463cm" svg:y1="0.129cm" svg:x2="2.858cm" svg:y2="0.129cm"><text:p/></draw:line><draw:line text:anchor-type="char" draw:z-index="67" draw:style-name="gr9" draw:text-style-name="P97" svg:x1="2.858cm" svg:y1="0.129cm" svg:x2="2.858cm" svg:y2="7.432cm"><text:p/></draw:line><draw:line text:anchor-type="char" draw:z-index="71" draw:style-name="gr11" draw:text-style-name="P97" svg:x1="15.558cm" svg:y1="0.446cm" svg:x2="6.668cm" svg:y2="0.446cm"><text:p/></draw:line><draw:line text:anchor-type="char" draw:z-index="72" draw:style-name="gr11" draw:text-style-name="P97" svg:x1="6.668cm" svg:y1="0.446cm" svg:x2="6.668cm" svg:y2="7.431cm"><text:p/></draw:line></text:p>
      <text:p text:style-name="P20"><draw:custom-shape text:anchor-type="char" draw:z-index="42" draw:style-name="gr6" draw:text-style-name="P98" svg:width="0.318cm" svg:height="6.351cm" svg:x="0.953cm" svg:y="0.296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0"><draw:g text:anchor-type="char" draw:z-index="37" draw:style-name="gr1"><draw:frame draw:style-name="gr2" draw:text-style-name="P96" svg:width="2.858cm" svg:height="0.953cm" svg:x="3.387cm" svg:y="1.609cm"><draw:text-box><text:p text:style-name="P95"><text:span text:style-name="T38">37</text:span><text:span text:style-name="T38"><text:tab/></text:span><text:span text:style-name="T38">D</text:span></text:p></draw:text-box></draw:frame><draw:line draw:style-name="gr3" draw:text-style-name="P97" svg:x1="4.341cm" svg:y1="1.609cm" svg:x2="4.341cm" svg:y2="2.562cm"><text:p/></draw:line></draw:g><draw:g text:anchor-type="char" draw:z-index="38" draw:style-name="gr1"><draw:frame draw:style-name="gr2" draw:text-style-name="P96" svg:width="2.858cm" svg:height="0.953cm" svg:x="6.879cm" svg:y="1.609cm"><draw:text-box><text:p text:style-name="P95"><text:span text:style-name="T38">39</text:span><text:span text:style-name="T38"><text:tab/></text:span><text:span text:style-name="T38">D</text:span></text:p></draw:text-box></draw:frame><draw:line draw:style-name="gr3" draw:text-style-name="P97" svg:x1="7.832cm" svg:y1="1.609cm" svg:x2="7.832cm" svg:y2="2.562cm"><text:p/></draw:line></draw:g><draw:g text:anchor-type="char" draw:z-index="39" draw:style-name="gr1"><draw:frame draw:style-name="gr2" draw:text-style-name="P96" svg:width="2.858cm" svg:height="0.953cm" svg:x="10.372cm" svg:y="1.609cm"><draw:text-box><text:p text:style-name="P95"><text:span text:style-name="T38">40</text:span><text:span text:style-name="T38"><text:tab/></text:span><text:span text:style-name="T38">D</text:span></text:p></draw:text-box></draw:frame><draw:line draw:style-name="gr3" draw:text-style-name="P97" svg:x1="11.326cm" svg:y1="1.609cm" svg:x2="11.326cm" svg:y2="2.562cm"><text:p/></draw:line></draw:g><draw:g text:anchor-type="char" draw:z-index="40" draw:style-name="gr1"><draw:frame draw:style-name="gr2" draw:text-style-name="P96" svg:width="2.858cm" svg:height="0.953cm" svg:x="13.864cm" svg:y="1.609cm"><draw:text-box><text:p text:style-name="P95"><text:span text:style-name="T38">42</text:span><text:span text:style-name="T38"><text:tab/></text:span><text:span text:style-name="T38">D</text:span></text:p></draw:text-box></draw:frame><draw:line draw:style-name="gr3" draw:text-style-name="P97" svg:x1="14.817cm" svg:y1="1.609cm" svg:x2="14.817cm" svg:y2="2.562cm"><text:p/></draw:line></draw:g><draw:g text:anchor-type="char" draw:z-index="41" draw:style-name="gr1"><draw:g draw:style-name="gr5"><draw:frame draw:style-name="gr2" draw:text-style-name="P96" svg:width="2.858cm" svg:height="0.953cm" svg:x="3.493cm" svg:y="0.127cm"><draw:text-box><text:p text:style-name="P95"><text:span text:style-name="T38">7</text:span><text:span text:style-name="T38"><text:tab/></text:span><text:span text:style-name="T38">D</text:span></text:p></draw:text-box></draw:frame><draw:line draw:style-name="gr3" draw:text-style-name="P97" svg:x1="4.446cm" svg:y1="0.127cm" svg:x2="4.446cm" svg:y2="1.08cm"><text:p/></draw:line></draw:g><draw:g draw:style-name="gr5"><draw:frame draw:style-name="gr2" draw:text-style-name="P96" svg:width="2.858cm" svg:height="0.953cm" svg:x="6.987cm" svg:y="0.127cm"><draw:text-box><text:p text:style-name="P95"><text:span text:style-name="T38">9</text:span><text:span text:style-name="T38"><text:tab/></text:span><text:span text:style-name="T38">D</text:span></text:p></draw:text-box></draw:frame><draw:line draw:style-name="gr3" draw:text-style-name="P97" svg:x1="7.938cm" svg:y1="0.127cm" svg:x2="7.938cm" svg:y2="1.08cm"><text:p/></draw:line></draw:g><draw:g draw:style-name="gr5"><draw:frame draw:style-name="gr2" draw:text-style-name="P96" svg:width="2.858cm" svg:height="0.953cm" svg:x="10.478cm" svg:y="0.127cm"><draw:text-box><text:p text:style-name="P95"><text:span text:style-name="T38">23</text:span><text:span text:style-name="T38"><text:tab/></text:span><text:span text:style-name="T38">D</text:span></text:p></draw:text-box></draw:frame><draw:line draw:style-name="gr3" draw:text-style-name="P97" svg:x1="11.431cm" svg:y1="0.127cm" svg:x2="11.431cm" svg:y2="1.08cm"><text:p/></draw:line></draw:g><draw:g draw:style-name="gr5"><draw:frame draw:style-name="gr2" draw:text-style-name="P96" svg:width="2.858cm" svg:height="0.953cm" svg:x="13.972cm" svg:y="0.127cm"><draw:text-box><text:p text:style-name="P95"><text:span text:style-name="T38">36</text:span><text:span text:style-name="T38"><text:tab/></text:span><text:span text:style-name="T38">D</text:span></text:p></draw:text-box></draw:frame><draw:line draw:style-name="gr3" draw:text-style-name="P97" svg:x1="14.923cm" svg:y1="0.127cm" svg:x2="14.923cm" svg:y2="1.08cm"><text:p/></draw:line></draw:g></draw:g><draw:g text:anchor-type="char" draw:z-index="49" draw:style-name="gr1"><draw:frame draw:style-name="gr2" draw:text-style-name="P96" svg:width="2.858cm" svg:height="0.953cm" svg:x="3.387cm" svg:y="4.784cm"><draw:text-box><text:p text:style-name="P95"><text:span text:style-name="T38">89</text:span><text:span text:style-name="T38"><text:tab/></text:span><text:span text:style-name="T38">D</text:span></text:p></draw:text-box></draw:frame><draw:line draw:style-name="gr3" draw:text-style-name="P97" svg:x1="4.341cm" svg:y1="4.784cm" svg:x2="4.341cm" svg:y2="5.737cm"><text:p/></draw:line></draw:g><draw:g text:anchor-type="char" draw:z-index="50" draw:style-name="gr1"><draw:frame draw:style-name="gr2" draw:text-style-name="P96" svg:width="2.858cm" svg:height="0.953cm" svg:x="6.879cm" svg:y="4.784cm"><draw:text-box><text:p text:style-name="P95"><text:span text:style-name="T38">93</text:span><text:span text:style-name="T38"><text:tab/></text:span><text:span text:style-name="T38">D</text:span></text:p></draw:text-box></draw:frame><draw:line draw:style-name="gr3" draw:text-style-name="P97" svg:x1="7.832cm" svg:y1="4.784cm" svg:x2="7.832cm" svg:y2="5.737cm"><text:p/></draw:line></draw:g><draw:g text:anchor-type="char" draw:z-index="51" draw:style-name="gr1"><draw:frame draw:style-name="gr2" draw:text-style-name="P96" svg:width="2.858cm" svg:height="0.953cm" svg:x="10.372cm" svg:y="4.784cm"><draw:text-box><text:p text:style-name="P95"><text:span text:style-name="T38">94</text:span><text:span text:style-name="T38"><text:tab/></text:span><text:span text:style-name="T38">D</text:span></text:p></draw:text-box></draw:frame><draw:line draw:style-name="gr3" draw:text-style-name="P97" svg:x1="11.326cm" svg:y1="4.784cm" svg:x2="11.326cm" svg:y2="5.737cm"><text:p/></draw:line></draw:g><draw:g text:anchor-type="char" draw:z-index="52" draw:style-name="gr1"><draw:frame draw:style-name="gr2" draw:text-style-name="P96" svg:width="2.858cm" svg:height="0.953cm" svg:x="13.864cm" svg:y="4.784cm"><draw:text-box><text:p text:style-name="P95"><text:span text:style-name="T38">95</text:span><text:span text:style-name="T38"><text:tab/></text:span><text:span text:style-name="T38">D</text:span></text:p></draw:text-box></draw:frame><draw:line draw:style-name="gr3" draw:text-style-name="P97" svg:x1="14.817cm" svg:y1="4.784cm" svg:x2="14.817cm" svg:y2="5.737cm"><text:p/></draw:line></draw:g><draw:g text:anchor-type="char" draw:z-index="53" draw:style-name="gr1"><draw:g draw:style-name="gr5"><draw:frame draw:style-name="gr2" draw:text-style-name="P96" svg:width="2.858cm" svg:height="0.953cm" svg:x="3.493cm" svg:y="3.302cm"><draw:text-box><text:p text:style-name="P95"><text:span text:style-name="T38">53</text:span><text:span text:style-name="T38"><text:tab/></text:span><text:span text:style-name="T38">D</text:span></text:p></draw:text-box></draw:frame><draw:line draw:style-name="gr3" draw:text-style-name="P97" svg:x1="4.446cm" svg:y1="3.302cm" svg:x2="4.446cm" svg:y2="4.255cm"><text:p/></draw:line></draw:g><draw:g draw:style-name="gr5"><draw:frame draw:style-name="gr2" draw:text-style-name="P96" svg:width="2.858cm" svg:height="0.953cm" svg:x="6.987cm" svg:y="3.302cm"><draw:text-box><text:p text:style-name="P95"><text:span text:style-name="T38">61</text:span><text:span text:style-name="T38"><text:tab/></text:span><text:span text:style-name="T38">D</text:span></text:p></draw:text-box></draw:frame><draw:line draw:style-name="gr3" draw:text-style-name="P97" svg:x1="7.938cm" svg:y1="3.302cm" svg:x2="7.938cm" svg:y2="4.255cm"><text:p/></draw:line></draw:g><draw:g draw:style-name="gr5"><draw:frame draw:style-name="gr2" draw:text-style-name="P96" svg:width="2.858cm" svg:height="0.953cm" svg:x="10.478cm" svg:y="3.302cm"><draw:text-box><text:p text:style-name="P95"><text:span text:style-name="T38">72</text:span><text:span text:style-name="T38"><text:tab/></text:span><text:span text:style-name="T38">D</text:span></text:p></draw:text-box></draw:frame><draw:line draw:style-name="gr3" draw:text-style-name="P97" svg:x1="11.431cm" svg:y1="3.302cm" svg:x2="11.431cm" svg:y2="4.255cm"><text:p/></draw:line></draw:g><draw:g draw:style-name="gr5"><draw:frame draw:style-name="gr2" draw:text-style-name="P96" svg:width="2.858cm" svg:height="0.953cm" svg:x="13.972cm" svg:y="3.302cm"><draw:text-box><text:p text:style-name="P95"><text:span text:style-name="T38">87</text:span><text:span text:style-name="T38"><text:tab/></text:span><text:span text:style-name="T38">D</text:span></text:p></draw:text-box></draw:frame><draw:line draw:style-name="gr3" draw:text-style-name="P97" svg:x1="14.923cm" svg:y1="3.302cm" svg:x2="14.923cm" svg:y2="4.255cm"><text:p/></draw:line></draw:g></draw:g></text:p>
      <text:p text:style-name="P6"><text:s text:c="15"/>0301</text:p>
      <text:p text:style-name="P5"/>
      <text:p text:style-name="P5"/>
      <text:p text:style-name="P5"><text:tab/> <text:s text:c="2"/>0302</text:p>
      <text:p text:style-name="P5"/>
      <text:p text:style-name="P5"/>
      <text:p text:style-name="P5"><text:tab/> <text:s text:c="2"/>0303</text:p>
      <text:p text:style-name="P5"/>
      <text:p text:style-name="P5"/>
      <text:p text:style-name="P5"><draw:g text:anchor-type="char" draw:z-index="56" draw:style-name="gr1"><draw:g draw:style-name="gr5"><draw:g draw:style-name="gr5"><draw:frame draw:style-name="gr2" draw:text-style-name="P96" svg:width="2.858cm" svg:height="0.953cm" svg:x="3.493cm" svg:y="3.833cm"><draw:text-box><text:p text:style-name="P95"><text:span text:style-name="T41"><text:tab/></text:span></text:p></draw:text-box></draw:frame><draw:line draw:style-name="gr3" draw:text-style-name="P97" svg:x1="4.446cm" svg:y1="3.833cm" svg:x2="4.446cm" svg:y2="4.786cm"><text:p/></draw:line></draw:g><draw:g draw:style-name="gr5"><draw:frame draw:style-name="gr2" draw:text-style-name="P96" svg:width="2.858cm" svg:height="0.953cm" svg:x="6.987cm" svg:y="3.833cm"><draw:text-box><text:p text:style-name="P95"><text:span text:style-name="T41"><text:tab/></text:span></text:p></draw:text-box></draw:frame><draw:line draw:style-name="gr3" draw:text-style-name="P97" svg:x1="7.938cm" svg:y1="3.833cm" svg:x2="7.938cm" svg:y2="4.786cm"><text:p/></draw:line></draw:g><draw:g draw:style-name="gr5"><draw:frame draw:style-name="gr2" draw:text-style-name="P96" svg:width="2.858cm" svg:height="0.953cm" svg:x="10.478cm" svg:y="3.833cm"><draw:text-box><text:p text:style-name="P95"><text:span text:style-name="T41"><text:tab/></text:span></text:p></draw:text-box></draw:frame><draw:line draw:style-name="gr3" draw:text-style-name="P97" svg:x1="11.431cm" svg:y1="3.833cm" svg:x2="11.431cm" svg:y2="4.786cm"><text:p/></draw:line></draw:g><draw:g draw:style-name="gr5"><draw:frame draw:style-name="gr2" draw:text-style-name="P96" svg:width="2.858cm" svg:height="0.953cm" svg:x="13.972cm" svg:y="3.833cm"><draw:text-box><text:p text:style-name="P95"><text:span text:style-name="T41"><text:tab/></text:span></text:p></draw:text-box></draw:frame><draw:line draw:style-name="gr3" draw:text-style-name="P97" svg:x1="14.923cm" svg:y1="3.833cm" svg:x2="14.923cm" svg:y2="4.786cm"><text:p/></draw:line></draw:g></draw:g><draw:line draw:style-name="gr3" draw:text-style-name="P97" svg:x1="5.398cm" svg:y1="3.833cm" svg:x2="5.398cm" svg:y2="4.786cm"><text:p/></draw:line><draw:line draw:style-name="gr3" draw:text-style-name="P97" svg:x1="8.891cm" svg:y1="3.833cm" svg:x2="8.891cm" svg:y2="4.786cm"><text:p/></draw:line><draw:line draw:style-name="gr3" draw:text-style-name="P97" svg:x1="12.383cm" svg:y1="3.833cm" svg:x2="12.383cm" svg:y2="4.786cm"><text:p/></draw:line><draw:line draw:style-name="gr3" draw:text-style-name="P97" svg:x1="15.876cm" svg:y1="3.833cm" svg:x2="15.876cm" svg:y2="4.786cm"><text:p/></draw:line></draw:g><draw:frame text:anchor-type="char" draw:z-index="57" draw:style-name="gr4" draw:text-style-name="P96" svg:width="4.13cm" svg:height="0.955cm" draw:transform="rotate (1.5707963267949) translate (-0.3175cm 5.42219444444444cm)"><draw:text-box><text:p text:style-name="P95"><text:span text:style-name="T39">AREA DE OVERFLOW</text:span></text:p></draw:text-box></draw:frame><draw:custom-shape text:anchor-type="char" draw:z-index="58" draw:style-name="gr7" draw:text-style-name="P98" svg:width="0.318cm" svg:height="3.811cm" svg:x="1.058cm" svg:y="1.716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 draw:name="Marco13" text:anchor-type="char" svg:x="3.81cm" svg:y="6.69cm" svg:width="6.985cm" svg:height="0.953cm" draw:z-index="59"><draw:text-box><text:p text:style-name="P10">CILINDRO 4</text:p></draw:text-box></draw:frame><text:tab/> <text:s text:c="2"/>0304</text:p>
      <text:p text:style-name="P5"/>
      <text:p text:style-name="P5"/>
      <text:p text:style-name="P19"><draw:line text:anchor-type="char" draw:z-index="68" draw:style-name="gr9" draw:text-style-name="P97" svg:x1="2.858cm" svg:y1="0.131cm" svg:x2="4.128cm" svg:y2="0.131cm"><text:p/></draw:line><draw:line text:anchor-type="char" draw:z-index="69" draw:style-name="gr10" draw:text-style-name="P97" svg:x1="4.128cm" svg:y1="0.131cm" svg:x2="4.128cm" svg:y2="0.766cm"><text:p/></draw:line><draw:line text:anchor-type="char" draw:z-index="73" draw:style-name="gr11" draw:text-style-name="P97" svg:x1="6.668cm" svg:y1="0.131cm" svg:x2="7.621cm" svg:y2="0.131cm"><text:p/></draw:line><draw:line text:anchor-type="char" draw:z-index="74" draw:style-name="gr12" draw:text-style-name="P97" svg:x1="7.62cm" svg:y1="0.131cm" svg:x2="7.62cm" svg:y2="0.766cm"><text:p/></draw:line></text:p>
      <text:p text:style-name="P5"/>
      <text:p text:style-name="P5"><draw:g text:anchor-type="char" draw:z-index="55" draw:style-name="gr1"><draw:g draw:style-name="gr5"><draw:g draw:style-name="gr5"><draw:frame draw:style-name="gr2" draw:text-style-name="P96" svg:width="2.858cm" svg:height="0.953cm" svg:x="3.493cm" svg:y="0.002cm"><draw:text-box><text:p text:style-name="P95"><text:span text:style-name="T38">45</text:span><text:span text:style-name="T38"><text:tab/></text:span><text:span text:style-name="T38">D <text:s text:c="2"/></text:span><text:span text:style-name="T40">√</text:span></text:p></draw:text-box></draw:frame><draw:line draw:style-name="gr3" draw:text-style-name="P97" svg:x1="4.446cm" svg:y1="0.002cm" svg:x2="4.446cm" svg:y2="0.955cm"><text:p/></draw:line></draw:g><draw:g draw:style-name="gr5"><draw:frame draw:style-name="gr2" draw:text-style-name="P96" svg:width="2.858cm" svg:height="0.953cm" svg:x="6.987cm" svg:y="0.002cm"><draw:text-box><text:p text:style-name="P95"><text:span text:style-name="T38">100</text:span><text:span text:style-name="T38"><text:tab/></text:span><text:span text:style-name="T38">D <text:s text:c="2"/></text:span><text:span text:style-name="T40">√</text:span></text:p></draw:text-box></draw:frame><draw:line draw:style-name="gr3" draw:text-style-name="P97" svg:x1="7.938cm" svg:y1="0.002cm" svg:x2="7.938cm" svg:y2="0.955cm"><text:p/></draw:line></draw:g><draw:g draw:style-name="gr5"><draw:frame draw:style-name="gr2" draw:text-style-name="P96" svg:width="2.858cm" svg:height="0.953cm" svg:x="10.478cm" svg:y="0.002cm"><draw:text-box><text:p text:style-name="P95"><text:span text:style-name="T41"><text:tab/></text:span></text:p></draw:text-box></draw:frame><draw:line draw:style-name="gr3" draw:text-style-name="P97" svg:x1="11.431cm" svg:y1="0.002cm" svg:x2="11.431cm" svg:y2="0.955cm"><text:p/></draw:line></draw:g><draw:g draw:style-name="gr5"><draw:frame draw:style-name="gr2" draw:text-style-name="P96" svg:width="2.858cm" svg:height="0.953cm" svg:x="13.972cm" svg:y="0.002cm"><draw:text-box><text:p text:style-name="P95"><text:span text:style-name="T41"><text:tab/></text:span></text:p></draw:text-box></draw:frame><draw:line draw:style-name="gr3" draw:text-style-name="P97" svg:x1="14.923cm" svg:y1="0.002cm" svg:x2="14.923cm" svg:y2="0.955cm"><text:p/></draw:line></draw:g></draw:g><draw:line draw:style-name="gr3" draw:text-style-name="P97" svg:x1="5.398cm" svg:y1="0.002cm" svg:x2="5.398cm" svg:y2="0.955cm"><text:p/></draw:line><draw:line draw:style-name="gr3" draw:text-style-name="P97" svg:x1="8.891cm" svg:y1="0.002cm" svg:x2="8.891cm" svg:y2="0.955cm"><text:p/></draw:line><draw:line draw:style-name="gr3" draw:text-style-name="P97" svg:x1="12.383cm" svg:y1="0.002cm" svg:x2="12.383cm" svg:y2="0.955cm"><text:p/></draw:line><draw:line draw:style-name="gr3" draw:text-style-name="P97" svg:x1="15.876cm" svg:y1="0.002cm" svg:x2="15.876cm" svg:y2="0.955cm"><text:p/></draw:line></draw:g><text:s text:c="14"/>0305</text:p>
      <text:p text:style-name="P5"/>
      <text:p text:style-name="P5"/>
      <text:p text:style-name="P5"/>
      <text:p text:style-name="P5"><text:s text:c="13"/>0306</text:p>
      <text:p text:style-name="P60"/>
      <text:p text:style-name="P60"/>
      <text:p text:style-name="P63"/>
      <text:p text:style-name="P64">SITUACIÓN DEL FICHERO DESPUÉS DE INSERTAR LOS REGISTROS CON CLAVES 41 Y 97</text:p>
      <text:p text:style-name="P23"/>
      <text:p text:style-name="P9"/>
      <text:p text:style-name="P9">CILINDRO 3</text:p>
      <text:p text:style-name="P16"><draw:frame draw:style-name="fr1" draw:name="Marco17" text:anchor-type="char" svg:x="3.493cm" svg:y="0.402cm" svg:width="2.858cm" svg:height="0.953cm" draw:z-index="99"><draw:text-box><text:p text:style-name="P21">DATOS</text:p></draw:text-box></draw:frame><draw:frame draw:style-name="fr1" draw:name="Marco16" text:anchor-type="char" svg:x="10.478cm" svg:y="0.402cm" svg:width="2.858cm" svg:height="0.953cm" draw:z-index="100"><draw:text-box><text:p text:style-name="P21">DATOS</text:p></draw:text-box></draw:frame><draw:frame draw:style-name="fr1" draw:name="Marco15" text:anchor-type="char" svg:x="6.985cm" svg:y="0.402cm" svg:width="3.175cm" svg:height="0.953cm" draw:z-index="101"><draw:text-box><text:p text:style-name="P21">OVERFLOW</text:p></draw:text-box></draw:frame><draw:frame draw:style-name="fr1" draw:name="Marco14" text:anchor-type="char" svg:x="13.97cm" svg:y="0.402cm" svg:width="3.175cm" svg:height="0.953cm" draw:z-index="102"><draw:text-box><text:p text:style-name="P21">OVERFLOW</text:p></draw:text-box></draw:frame></text:p>
      <text:p text:style-name="P16"><draw:custom-shape text:anchor-type="paragraph" draw:z-index="87" draw:style-name="gr14" draw:text-style-name="P98" svg:width="0.318cm" svg:height="3.811cm" svg:x="0cm" svg:y="0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6"><draw:frame text:anchor-type="char" draw:z-index="75" draw:style-name="gr4" draw:text-style-name="P96" svg:width="3.495cm" svg:height="0.955cm" draw:transform="rotate (1.5707963267949) translate (-0.3175cm 3.55776388888889cm)"><draw:text-box><text:p text:style-name="P95"><text:span text:style-name="T39">AREA DE ÍNDICES</text:span></text:p></draw:text-box></draw:frame></text:p>
      <text:p text:style-name="P29"><draw:g text:anchor-type="char" draw:z-index="86" draw:style-name="gr1"><draw:g draw:style-name="gr5"><draw:frame draw:style-name="gr2" draw:text-style-name="P96" svg:width="2.858cm" svg:height="0.953cm" svg:x="3.493cm" svg:y="0.021cm"><draw:text-box><text:p text:style-name="P95"><text:span text:style-name="T38">36 <text:s text:c="3"/>0301</text:span><text:span text:style-name="T38"><text:tab/></text:span></text:p></draw:text-box></draw:frame><draw:line draw:style-name="gr3" draw:text-style-name="P97" svg:x1="4.446cm" svg:y1="0.021cm" svg:x2="4.446cm" svg:y2="0.974cm"><text:p/></draw:line></draw:g><draw:g draw:style-name="gr5"><draw:frame draw:style-name="gr2" draw:text-style-name="P96" svg:width="2.858cm" svg:height="0.953cm" svg:x="6.987cm" svg:y="0.021cm"><draw:text-box><text:p text:style-name="P95"><text:span text:style-name="T38">36 <text:s text:c="6"/></text:span><text:span text:style-name="T40"><text:s text:c="2"/>√</text:span></text:p></draw:text-box></draw:frame><draw:line draw:style-name="gr3" draw:text-style-name="P97" svg:x1="7.938cm" svg:y1="0.021cm" svg:x2="7.938cm" svg:y2="0.974cm"><text:p/></draw:line></draw:g><draw:g draw:style-name="gr5"><draw:frame draw:style-name="gr2" draw:text-style-name="P96" svg:width="2.858cm" svg:height="0.953cm" svg:x="10.478cm" svg:y="0.021cm"><draw:text-box><text:p text:style-name="P95"><text:span text:style-name="T38">41</text:span><text:span text:style-name="T38"><text:tab/></text:span><text:span text:style-name="T38">0302</text:span></text:p></draw:text-box></draw:frame><draw:line draw:style-name="gr3" draw:text-style-name="P97" svg:x1="11.431cm" svg:y1="0.021cm" svg:x2="11.431cm" svg:y2="0.974cm"><text:p/></draw:line></draw:g><draw:g draw:style-name="gr5"><draw:frame draw:style-name="gr2" draw:text-style-name="P96" svg:width="2.858cm" svg:height="0.953cm" svg:x="13.972cm" svg:y="0.021cm"><draw:text-box><text:p text:style-name="P95"><text:span text:style-name="T38">45</text:span><text:span text:style-name="T38"><text:tab/></text:span><text:span text:style-name="T40">●</text:span></text:p></draw:text-box></draw:frame><draw:line draw:style-name="gr3" draw:text-style-name="P97" svg:x1="14.923cm" svg:y1="0.021cm" svg:x2="14.923cm" svg:y2="0.974cm"><text:p/></draw:line></draw:g></draw:g><text:span text:style-name="T4"><text:tab/> <text:s text:c="2"/></text:span><text:span text:style-name="T7"><text:s/></text:span><text:span text:style-name="T6">0300</text:span></text:p>
      <text:p text:style-name="P2"><draw:line text:anchor-type="char" draw:z-index="103" draw:style-name="gr9" draw:text-style-name="P97" svg:x1="15.558cm" svg:y1="0.023cm" svg:x2="17.463cm" svg:y2="0.023cm"><text:p/></draw:line><draw:line text:anchor-type="char" draw:z-index="104" draw:style-name="gr9" draw:text-style-name="P97" svg:x1="17.463cm" svg:y1="0.023cm" svg:x2="17.463cm" svg:y2="2.563cm"><text:p/></draw:line><text:tab/></text:p>
      <text:p text:style-name="P3"><text:tab/></text:p>
      <text:p text:style-name="P5"><draw:g text:anchor-type="char" draw:z-index="82" draw:style-name="gr1"><draw:frame draw:style-name="gr2" draw:text-style-name="P96" svg:width="2.858cm" svg:height="0.953cm" svg:x="3.493cm" svg:y="0.021cm"><draw:text-box><text:p text:style-name="P95"><text:span text:style-name="T38">87</text:span><text:span text:style-name="T38"><text:tab/></text:span><text:span text:style-name="T38">0303</text:span></text:p></draw:text-box></draw:frame><draw:line draw:style-name="gr3" draw:text-style-name="P97" svg:x1="4.446cm" svg:y1="0.021cm" svg:x2="4.446cm" svg:y2="0.974cm"><text:p/></draw:line></draw:g><draw:g text:anchor-type="char" draw:z-index="83" draw:style-name="gr1"><draw:frame draw:style-name="gr2" draw:text-style-name="P96" svg:width="2.858cm" svg:height="0.953cm" svg:x="6.985cm" svg:y="0.021cm"><draw:text-box><text:p text:style-name="P95"><text:span text:style-name="T38">87</text:span><text:span text:style-name="T38"><text:tab/></text:span><text:span text:style-name="T40">√</text:span></text:p></draw:text-box></draw:frame><draw:line draw:style-name="gr3" draw:text-style-name="P97" svg:x1="7.938cm" svg:y1="0.021cm" svg:x2="7.938cm" svg:y2="0.974cm"><text:p/></draw:line></draw:g><draw:g text:anchor-type="char" draw:z-index="84" draw:style-name="gr1"><draw:frame draw:style-name="gr2" draw:text-style-name="P96" svg:width="2.858cm" svg:height="0.953cm" svg:x="10.478cm" svg:y="0.021cm"><draw:text-box><text:p text:style-name="P95"><text:span text:style-name="T38">95</text:span><text:span text:style-name="T38"><text:tab/></text:span><text:span text:style-name="T38">0304</text:span></text:p></draw:text-box></draw:frame><draw:line draw:style-name="gr3" draw:text-style-name="P97" svg:x1="11.431cm" svg:y1="0.021cm" svg:x2="11.431cm" svg:y2="0.974cm"><text:p/></draw:line></draw:g><draw:g text:anchor-type="char" draw:z-index="85" draw:style-name="gr1"><draw:frame draw:style-name="gr2" draw:text-style-name="P96" svg:width="2.858cm" svg:height="0.953cm" svg:x="13.97cm" svg:y="0.042cm"><draw:text-box><text:p text:style-name="P95"><text:span text:style-name="T38">100</text:span><text:span text:style-name="T38"><text:tab/></text:span><text:span text:style-name="T40">●</text:span></text:p></draw:text-box></draw:frame><draw:line draw:style-name="gr3" draw:text-style-name="P97" svg:x1="14.923cm" svg:y1="0.042cm" svg:x2="14.923cm" svg:y2="0.995cm"><text:p/></draw:line></draw:g><text:span text:style-name="T4"><text:tab/> <text:s text:c="3"/></text:span>0301</text:p>
      <text:p text:style-name="P19"><draw:line text:anchor-type="char" draw:z-index="109" draw:style-name="gr11" draw:text-style-name="P97" svg:x1="15.558cm" svg:y1="0.15cm" svg:x2="15.558cm" svg:y2="1.42cm"><text:p/></draw:line></text:p>
      <text:p text:style-name="P5"/>
      <text:p text:style-name="P30"><draw:frame text:anchor-type="char" draw:z-index="93" draw:style-name="gr4" draw:text-style-name="P100" svg:width="6.67cm" svg:height="0.955cm" draw:transform="rotate (1.5707963267949) translate (-0.3175cm 7.13493055555556cm)"><draw:text-box><text:p text:style-name="P99"><text:span text:style-name="T39">AREA PRIMARIA</text:span></text:p></draw:text-box></draw:frame><draw:line text:anchor-type="char" draw:z-index="105" draw:style-name="gr9" draw:text-style-name="P97" svg:x1="17.463cm" svg:y1="0.129cm" svg:x2="10.16cm" svg:y2="0.129cm"><text:p/></draw:line><draw:line text:anchor-type="char" draw:z-index="106" draw:style-name="gr9" draw:text-style-name="P97" svg:x1="10.16cm" svg:y1="0.129cm" svg:x2="10.16cm" svg:y2="7.432cm"><text:p/></draw:line><draw:line text:anchor-type="char" draw:z-index="110" draw:style-name="gr11" draw:text-style-name="P97" svg:x1="15.558cm" svg:y1="0.446cm" svg:x2="13.653cm" svg:y2="0.446cm"><text:p/></draw:line><draw:line text:anchor-type="char" draw:z-index="111" draw:style-name="gr11" draw:text-style-name="P97" svg:x1="13.653cm" svg:y1="0.446cm" svg:x2="13.653cm" svg:y2="7.431cm"><text:p/></draw:line></text:p>
      <text:p text:style-name="P20"><draw:custom-shape text:anchor-type="paragraph" draw:z-index="81" draw:style-name="gr13" draw:text-style-name="P98" svg:width="0.318cm" svg:height="6.351cm" svg:x="-0.002cm" svg:y="0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0"><draw:g text:anchor-type="char" draw:z-index="76" draw:style-name="gr1"><draw:frame draw:style-name="gr2" draw:text-style-name="P96" svg:width="2.858cm" svg:height="0.953cm" svg:x="3.387cm" svg:y="1.609cm"><draw:text-box><text:p text:style-name="P95"><text:span text:style-name="T38">37</text:span><text:span text:style-name="T38"><text:tab/></text:span><text:span text:style-name="T38">D</text:span></text:p></draw:text-box></draw:frame><draw:line draw:style-name="gr3" draw:text-style-name="P97" svg:x1="4.341cm" svg:y1="1.609cm" svg:x2="4.341cm" svg:y2="2.562cm"><text:p/></draw:line></draw:g><draw:g text:anchor-type="char" draw:z-index="77" draw:style-name="gr1"><draw:frame draw:style-name="gr2" draw:text-style-name="P96" svg:width="2.858cm" svg:height="0.953cm" svg:x="6.879cm" svg:y="1.609cm"><draw:text-box><text:p text:style-name="P95"><text:span text:style-name="T38">39</text:span><text:span text:style-name="T38"><text:tab/></text:span><text:span text:style-name="T38">D</text:span></text:p></draw:text-box></draw:frame><draw:line draw:style-name="gr3" draw:text-style-name="P97" svg:x1="7.832cm" svg:y1="1.609cm" svg:x2="7.832cm" svg:y2="2.562cm"><text:p/></draw:line></draw:g><draw:g text:anchor-type="char" draw:z-index="78" draw:style-name="gr1"><draw:frame draw:style-name="gr2" draw:text-style-name="P96" svg:width="2.858cm" svg:height="0.953cm" svg:x="10.372cm" svg:y="1.609cm"><draw:text-box><text:p text:style-name="P95"><text:span text:style-name="T38">40</text:span><text:span text:style-name="T38"><text:tab/></text:span><text:span text:style-name="T38">D</text:span></text:p></draw:text-box></draw:frame><draw:line draw:style-name="gr3" draw:text-style-name="P97" svg:x1="11.326cm" svg:y1="1.609cm" svg:x2="11.326cm" svg:y2="2.562cm"><text:p/></draw:line></draw:g><draw:g text:anchor-type="char" draw:z-index="79" draw:style-name="gr1"><draw:frame draw:style-name="gr2" draw:text-style-name="P96" svg:width="2.858cm" svg:height="0.953cm" svg:x="13.864cm" svg:y="1.609cm"><draw:text-box><text:p text:style-name="P95"><text:span text:style-name="T38">41</text:span><text:span text:style-name="T38"><text:tab/></text:span><text:span text:style-name="T38">D</text:span></text:p></draw:text-box></draw:frame><draw:line draw:style-name="gr3" draw:text-style-name="P97" svg:x1="14.817cm" svg:y1="1.609cm" svg:x2="14.817cm" svg:y2="2.562cm"><text:p/></draw:line></draw:g><draw:g text:anchor-type="char" draw:z-index="80" draw:style-name="gr1"><draw:g draw:style-name="gr5"><draw:frame draw:style-name="gr2" draw:text-style-name="P96" svg:width="2.858cm" svg:height="0.953cm" svg:x="3.493cm" svg:y="0.127cm"><draw:text-box><text:p text:style-name="P95"><text:span text:style-name="T38">7</text:span><text:span text:style-name="T38"><text:tab/></text:span><text:span text:style-name="T38">D</text:span></text:p></draw:text-box></draw:frame><draw:line draw:style-name="gr3" draw:text-style-name="P97" svg:x1="4.446cm" svg:y1="0.127cm" svg:x2="4.446cm" svg:y2="1.08cm"><text:p/></draw:line></draw:g><draw:g draw:style-name="gr5"><draw:frame draw:style-name="gr2" draw:text-style-name="P96" svg:width="2.858cm" svg:height="0.953cm" svg:x="6.987cm" svg:y="0.127cm"><draw:text-box><text:p text:style-name="P95"><text:span text:style-name="T38">9</text:span><text:span text:style-name="T38"><text:tab/></text:span><text:span text:style-name="T38">D</text:span></text:p></draw:text-box></draw:frame><draw:line draw:style-name="gr3" draw:text-style-name="P97" svg:x1="7.938cm" svg:y1="0.127cm" svg:x2="7.938cm" svg:y2="1.08cm"><text:p/></draw:line></draw:g><draw:g draw:style-name="gr5"><draw:frame draw:style-name="gr2" draw:text-style-name="P96" svg:width="2.858cm" svg:height="0.953cm" svg:x="10.478cm" svg:y="0.127cm"><draw:text-box><text:p text:style-name="P95"><text:span text:style-name="T38">23</text:span><text:span text:style-name="T38"><text:tab/></text:span><text:span text:style-name="T38">D</text:span></text:p></draw:text-box></draw:frame><draw:line draw:style-name="gr3" draw:text-style-name="P97" svg:x1="11.431cm" svg:y1="0.127cm" svg:x2="11.431cm" svg:y2="1.08cm"><text:p/></draw:line></draw:g><draw:g draw:style-name="gr5"><draw:frame draw:style-name="gr2" draw:text-style-name="P96" svg:width="2.858cm" svg:height="0.953cm" svg:x="13.972cm" svg:y="0.127cm"><draw:text-box><text:p text:style-name="P95"><text:span text:style-name="T38">36</text:span><text:span text:style-name="T38"><text:tab/></text:span><text:span text:style-name="T38">D</text:span></text:p></draw:text-box></draw:frame><draw:line draw:style-name="gr3" draw:text-style-name="P97" svg:x1="14.923cm" svg:y1="0.127cm" svg:x2="14.923cm" svg:y2="1.08cm"><text:p/></draw:line></draw:g></draw:g><draw:g text:anchor-type="char" draw:z-index="88" draw:style-name="gr1"><draw:frame draw:style-name="gr2" draw:text-style-name="P96" svg:width="2.858cm" svg:height="0.953cm" svg:x="3.387cm" svg:y="4.784cm"><draw:text-box><text:p text:style-name="P95"><text:span text:style-name="T38">89</text:span><text:span text:style-name="T38"><text:tab/></text:span><text:span text:style-name="T38">D</text:span></text:p></draw:text-box></draw:frame><draw:line draw:style-name="gr3" draw:text-style-name="P97" svg:x1="4.341cm" svg:y1="4.784cm" svg:x2="4.341cm" svg:y2="5.737cm"><text:p/></draw:line></draw:g><draw:g text:anchor-type="char" draw:z-index="89" draw:style-name="gr1"><draw:frame draw:style-name="gr2" draw:text-style-name="P96" svg:width="2.858cm" svg:height="0.953cm" svg:x="6.879cm" svg:y="4.784cm"><draw:text-box><text:p text:style-name="P95"><text:span text:style-name="T38">93</text:span><text:span text:style-name="T38"><text:tab/></text:span><text:span text:style-name="T38">D</text:span></text:p></draw:text-box></draw:frame><draw:line draw:style-name="gr3" draw:text-style-name="P97" svg:x1="7.832cm" svg:y1="4.784cm" svg:x2="7.832cm" svg:y2="5.737cm"><text:p/></draw:line></draw:g><draw:g text:anchor-type="char" draw:z-index="90" draw:style-name="gr1"><draw:frame draw:style-name="gr2" draw:text-style-name="P96" svg:width="2.858cm" svg:height="0.953cm" svg:x="10.372cm" svg:y="4.784cm"><draw:text-box><text:p text:style-name="P95"><text:span text:style-name="T38">94</text:span><text:span text:style-name="T38"><text:tab/></text:span><text:span text:style-name="T38">D</text:span></text:p></draw:text-box></draw:frame><draw:line draw:style-name="gr3" draw:text-style-name="P97" svg:x1="11.326cm" svg:y1="4.784cm" svg:x2="11.326cm" svg:y2="5.737cm"><text:p/></draw:line></draw:g><draw:g text:anchor-type="char" draw:z-index="91" draw:style-name="gr1"><draw:frame draw:style-name="gr2" draw:text-style-name="P96" svg:width="2.858cm" svg:height="0.953cm" svg:x="13.864cm" svg:y="4.784cm"><draw:text-box><text:p text:style-name="P95"><text:span text:style-name="T38">95</text:span><text:span text:style-name="T38"><text:tab/></text:span><text:span text:style-name="T38">D</text:span></text:p></draw:text-box></draw:frame><draw:line draw:style-name="gr3" draw:text-style-name="P97" svg:x1="14.817cm" svg:y1="4.784cm" svg:x2="14.817cm" svg:y2="5.737cm"><text:p/></draw:line></draw:g><draw:g text:anchor-type="char" draw:z-index="92" draw:style-name="gr1"><draw:g draw:style-name="gr5"><draw:frame draw:style-name="gr2" draw:text-style-name="P96" svg:width="2.858cm" svg:height="0.953cm" svg:x="3.493cm" svg:y="3.302cm"><draw:text-box><text:p text:style-name="P95"><text:span text:style-name="T38">53</text:span><text:span text:style-name="T38"><text:tab/></text:span><text:span text:style-name="T38">D</text:span></text:p></draw:text-box></draw:frame><draw:line draw:style-name="gr3" draw:text-style-name="P97" svg:x1="4.446cm" svg:y1="3.302cm" svg:x2="4.446cm" svg:y2="4.255cm"><text:p/></draw:line></draw:g><draw:g draw:style-name="gr5"><draw:frame draw:style-name="gr2" draw:text-style-name="P96" svg:width="2.858cm" svg:height="0.953cm" svg:x="6.987cm" svg:y="3.302cm"><draw:text-box><text:p text:style-name="P95"><text:span text:style-name="T38">61</text:span><text:span text:style-name="T38"><text:tab/></text:span><text:span text:style-name="T38">D</text:span></text:p></draw:text-box></draw:frame><draw:line draw:style-name="gr3" draw:text-style-name="P97" svg:x1="7.938cm" svg:y1="3.302cm" svg:x2="7.938cm" svg:y2="4.255cm"><text:p/></draw:line></draw:g><draw:g draw:style-name="gr5"><draw:frame draw:style-name="gr2" draw:text-style-name="P96" svg:width="2.858cm" svg:height="0.953cm" svg:x="10.478cm" svg:y="3.302cm"><draw:text-box><text:p text:style-name="P95"><text:span text:style-name="T38">72</text:span><text:span text:style-name="T38"><text:tab/></text:span><text:span text:style-name="T38">D</text:span></text:p></draw:text-box></draw:frame><draw:line draw:style-name="gr3" draw:text-style-name="P97" svg:x1="11.431cm" svg:y1="3.302cm" svg:x2="11.431cm" svg:y2="4.255cm"><text:p/></draw:line></draw:g><draw:g draw:style-name="gr5"><draw:frame draw:style-name="gr2" draw:text-style-name="P96" svg:width="2.858cm" svg:height="0.953cm" svg:x="13.972cm" svg:y="3.302cm"><draw:text-box><text:p text:style-name="P95"><text:span text:style-name="T38">87</text:span><text:span text:style-name="T38"><text:tab/></text:span><text:span text:style-name="T38">D</text:span></text:p></draw:text-box></draw:frame><draw:line draw:style-name="gr3" draw:text-style-name="P97" svg:x1="14.923cm" svg:y1="3.302cm" svg:x2="14.923cm" svg:y2="4.255cm"><text:p/></draw:line></draw:g></draw:g></text:p>
      <text:p text:style-name="P6"><text:s text:c="15"/>0302</text:p>
      <text:p text:style-name="P5"/>
      <text:p text:style-name="P5"/>
      <text:p text:style-name="P5"><text:tab/> <text:s text:c="2"/>0303</text:p>
      <text:p text:style-name="P5"/>
      <text:p text:style-name="P5"/>
      <text:p text:style-name="P5"><text:tab/> <text:s text:c="2"/>0304</text:p>
      <text:p text:style-name="P5"/>
      <text:p text:style-name="P5"/>
      <text:p text:style-name="P5"><draw:custom-shape text:anchor-type="paragraph" draw:z-index="97" draw:style-name="gr14" draw:text-style-name="P98" svg:width="0.318cm" svg:height="3.811cm" svg:x="0cm" svg:y="0cm"><text:p/><draw:enhanced-geometry draw:text-rotate-angle="90"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 text:anchor-type="char" draw:z-index="95" draw:style-name="gr1"><draw:g draw:style-name="gr5"><draw:g draw:style-name="gr5"><draw:frame draw:style-name="gr2" draw:text-style-name="P96" svg:width="2.858cm" svg:height="0.953cm" svg:x="3.493cm" svg:y="3.833cm"><draw:text-box><text:p text:style-name="P95"><text:span text:style-name="T41"><text:tab/></text:span></text:p></draw:text-box></draw:frame><draw:line draw:style-name="gr3" draw:text-style-name="P97" svg:x1="4.446cm" svg:y1="3.833cm" svg:x2="4.446cm" svg:y2="4.786cm"><text:p/></draw:line></draw:g><draw:g draw:style-name="gr5"><draw:frame draw:style-name="gr2" draw:text-style-name="P96" svg:width="2.858cm" svg:height="0.953cm" svg:x="6.987cm" svg:y="3.833cm"><draw:text-box><text:p text:style-name="P95"><text:span text:style-name="T41"><text:tab/></text:span></text:p></draw:text-box></draw:frame><draw:line draw:style-name="gr3" draw:text-style-name="P97" svg:x1="7.938cm" svg:y1="3.833cm" svg:x2="7.938cm" svg:y2="4.786cm"><text:p/></draw:line></draw:g><draw:g draw:style-name="gr5"><draw:frame draw:style-name="gr2" draw:text-style-name="P96" svg:width="2.858cm" svg:height="0.953cm" svg:x="10.478cm" svg:y="3.833cm"><draw:text-box><text:p text:style-name="P95"><text:span text:style-name="T41"><text:tab/></text:span></text:p></draw:text-box></draw:frame><draw:line draw:style-name="gr3" draw:text-style-name="P97" svg:x1="11.431cm" svg:y1="3.833cm" svg:x2="11.431cm" svg:y2="4.786cm"><text:p/></draw:line></draw:g><draw:g draw:style-name="gr5"><draw:frame draw:style-name="gr2" draw:text-style-name="P96" svg:width="2.858cm" svg:height="0.953cm" svg:x="13.972cm" svg:y="3.833cm"><draw:text-box><text:p text:style-name="P95"><text:span text:style-name="T41"><text:tab/></text:span></text:p></draw:text-box></draw:frame><draw:line draw:style-name="gr3" draw:text-style-name="P97" svg:x1="14.923cm" svg:y1="3.833cm" svg:x2="14.923cm" svg:y2="4.786cm"><text:p/></draw:line></draw:g></draw:g><draw:line draw:style-name="gr3" draw:text-style-name="P97" svg:x1="5.398cm" svg:y1="3.833cm" svg:x2="5.398cm" svg:y2="4.786cm"><text:p/></draw:line><draw:line draw:style-name="gr3" draw:text-style-name="P97" svg:x1="8.891cm" svg:y1="3.833cm" svg:x2="8.891cm" svg:y2="4.786cm"><text:p/></draw:line><draw:line draw:style-name="gr3" draw:text-style-name="P97" svg:x1="12.383cm" svg:y1="3.833cm" svg:x2="12.383cm" svg:y2="4.786cm"><text:p/></draw:line><draw:line draw:style-name="gr3" draw:text-style-name="P97" svg:x1="15.876cm" svg:y1="3.833cm" svg:x2="15.876cm" svg:y2="4.786cm"><text:p/></draw:line></draw:g><draw:frame text:anchor-type="char" draw:z-index="96" draw:style-name="gr4" draw:text-style-name="P96" svg:width="4.13cm" svg:height="0.955cm" draw:transform="rotate (1.5707963267949) translate (-0.3175cm 5.42219444444444cm)"><draw:text-box><text:p text:style-name="P95"><text:span text:style-name="T39">AREA DE OVERFLOW</text:span></text:p></draw:text-box></draw:frame><draw:frame draw:style-name="fr1" draw:name="Marco18" text:anchor-type="char" svg:x="3.81cm" svg:y="6.69cm" svg:width="6.985cm" svg:height="0.953cm" draw:z-index="98"><draw:text-box><text:p text:style-name="P10">CILINDRO 4</text:p></draw:text-box></draw:frame><text:tab/> <text:s text:c="2"/>0305</text:p>
      <text:p text:style-name="P5"/>
      <text:p text:style-name="P5"/>
      <text:p text:style-name="P19"><draw:line text:anchor-type="char" draw:z-index="107" draw:style-name="gr9" draw:text-style-name="P97" svg:x1="10.16cm" svg:y1="0.131cm" svg:x2="10.795cm" svg:y2="0.131cm"><text:p/></draw:line><draw:line text:anchor-type="char" draw:z-index="108" draw:style-name="gr15" draw:text-style-name="P97" svg:x1="10.795cm" svg:y1="0.131cm" svg:x2="10.795cm" svg:y2="0.766cm"><text:p/></draw:line><draw:line text:anchor-type="char" draw:z-index="112" draw:style-name="gr11" draw:text-style-name="P97" svg:x1="13.653cm" svg:y1="0.131cm" svg:x2="14.606cm" svg:y2="0.131cm"><text:p/></draw:line><draw:line text:anchor-type="char" draw:z-index="113" draw:style-name="gr12" draw:text-style-name="P97" svg:x1="14.605cm" svg:y1="0.131cm" svg:x2="14.605cm" svg:y2="0.766cm"><text:p/></draw:line></text:p>
      <text:p text:style-name="P20"><draw:g text:anchor-type="char" draw:z-index="94" draw:style-name="gr1"><draw:g draw:style-name="gr5"><draw:g draw:style-name="gr5"><draw:frame draw:style-name="gr2" draw:text-style-name="P96" svg:width="2.858cm" svg:height="0.953cm" svg:x="3.493cm" svg:y="0.279cm"><draw:text-box><text:p text:style-name="P95"><text:span text:style-name="T38">45</text:span><text:span text:style-name="T38"><text:tab/></text:span><text:span text:style-name="T38">D <text:s text:c="2"/></text:span><text:span text:style-name="T40">√</text:span></text:p></draw:text-box></draw:frame><draw:line draw:style-name="gr3" draw:text-style-name="P97" svg:x1="4.446cm" svg:y1="0.279cm" svg:x2="4.446cm" svg:y2="1.232cm"><text:p/></draw:line></draw:g><draw:g draw:style-name="gr5"><draw:frame draw:style-name="gr2" draw:text-style-name="P96" svg:width="2.858cm" svg:height="0.953cm" svg:x="6.987cm" svg:y="0.279cm"><draw:text-box><text:p text:style-name="P95"><text:span text:style-name="T38">100</text:span><text:span text:style-name="T38"><text:tab/></text:span><text:span text:style-name="T38">D <text:s text:c="2"/></text:span><text:span text:style-name="T40">√</text:span></text:p></draw:text-box></draw:frame><draw:line draw:style-name="gr3" draw:text-style-name="P97" svg:x1="7.938cm" svg:y1="0.279cm" svg:x2="7.938cm" svg:y2="1.232cm"><text:p/></draw:line></draw:g><draw:g draw:style-name="gr5"><draw:frame draw:style-name="gr2" draw:text-style-name="P96" svg:width="2.858cm" svg:height="0.953cm" svg:x="10.478cm" svg:y="0.279cm"><draw:text-box><text:p text:style-name="P95"><text:span text:style-name="T38">42</text:span><text:span text:style-name="T38"><text:tab/></text:span><text:span text:style-name="T38">D <text:s text:c="2"/></text:span><text:span text:style-name="T40">●</text:span></text:p></draw:text-box></draw:frame><draw:line draw:style-name="gr3" draw:text-style-name="P97" svg:x1="11.431cm" svg:y1="0.279cm" svg:x2="11.431cm" svg:y2="1.232cm"><text:p/></draw:line></draw:g><draw:g draw:style-name="gr5"><draw:frame draw:style-name="gr2" draw:text-style-name="P96" svg:width="2.858cm" svg:height="0.953cm" svg:x="13.972cm" svg:y="0.279cm"><draw:text-box><text:p text:style-name="P95"><text:span text:style-name="T38">97</text:span><text:span text:style-name="T38"><text:tab/></text:span><text:span text:style-name="T38">D <text:s text:c="3"/></text:span><text:span text:style-name="T40">●</text:span></text:p></draw:text-box></draw:frame><draw:line draw:style-name="gr3" draw:text-style-name="P97" svg:x1="14.923cm" svg:y1="0.279cm" svg:x2="14.923cm" svg:y2="1.232cm"><text:p/></draw:line></draw:g></draw:g><draw:line draw:style-name="gr3" draw:text-style-name="P97" svg:x1="5.398cm" svg:y1="0.279cm" svg:x2="5.398cm" svg:y2="1.232cm"><text:p/></draw:line><draw:line draw:style-name="gr3" draw:text-style-name="P97" svg:x1="8.891cm" svg:y1="0.279cm" svg:x2="8.891cm" svg:y2="1.232cm"><text:p/></draw:line><draw:line draw:style-name="gr3" draw:text-style-name="P97" svg:x1="12.383cm" svg:y1="0.279cm" svg:x2="12.383cm" svg:y2="1.232cm"><text:p/></draw:line><draw:line draw:style-name="gr3" draw:text-style-name="P97" svg:x1="15.876cm" svg:y1="0.279cm" svg:x2="15.876cm" svg:y2="1.232cm"><text:p/></draw:line></draw:g></text:p>
      <text:p text:style-name="P5"><draw:line text:anchor-type="char" draw:z-index="114" draw:style-name="gr11" draw:text-style-name="P97" svg:x1="16.51cm" svg:y1="0.427cm" svg:x2="16.51cm" svg:y2="1.062cm"><text:p/></draw:line><draw:line text:anchor-type="char" draw:z-index="117" draw:style-name="gr9" draw:text-style-name="P97" svg:x1="12.7cm" svg:y1="0.427cm" svg:x2="13.653cm" svg:y2="0.427cm"><text:p/></draw:line><draw:line text:anchor-type="char" draw:z-index="118" draw:style-name="gr9" draw:text-style-name="P97" svg:x1="13.653cm" svg:y1="0.427cm" svg:x2="13.653cm" svg:y2="3.602cm"><text:p/></draw:line><draw:line text:anchor-type="char" draw:z-index="120" draw:style-name="gr9" draw:text-style-name="P97" svg:x1="3.175cm" svg:y1="3.643cm" svg:x2="3.175cm" svg:y2="0.15cm"><text:p/></draw:line><draw:line text:anchor-type="char" draw:z-index="121" draw:style-name="gr17" draw:text-style-name="P97" svg:x1="3.175cm" svg:y1="0.109cm" svg:x2="3.493cm" svg:y2="0.109cm"><text:p/></draw:line><text:s text:c="14"/>0305</text:p>
      <text:p text:style-name="P19"><draw:line text:anchor-type="char" draw:z-index="116" draw:style-name="gr16" draw:text-style-name="P97" svg:x1="7.62cm" svg:y1="0.576cm" svg:x2="7.62cm" svg:y2="0.258cm"><text:p/></draw:line></text:p>
      <text:p text:style-name="P19"><draw:line text:anchor-type="char" draw:z-index="115" draw:style-name="gr11" draw:text-style-name="P97" svg:x1="16.51cm" svg:y1="0.088cm" svg:x2="7.62cm" svg:y2="0.088cm"><text:p/></draw:line></text:p>
      <text:p text:style-name="P5"/>
      <text:p text:style-name="P5"><draw:line text:anchor-type="char" draw:z-index="119" draw:style-name="gr9" draw:text-style-name="P97" svg:x1="13.653cm" svg:y1="1.655cm" svg:x2="3.175cm" svg:y2="1.655cm"><text:p/></draw:line><text:s text:c="13"/>0306</text:p>
      <text:p text:style-name="P60"/>
      <text:p text:style-name="P60"/>
      <text:p text:style-name="P60"/>
      <text:p text:style-name="P60"/>
      <text:p text:style-name="P60"/>
      <text:p text:style-name="P60"/>
      <text:p text:style-name="P60"/>
      <text:p text:style-name="P62"/>
      <text:p text:style-name="P62"/>
      <text:p text:style-name="P62"/>
      <text:p text:style-name="P62"/>
      <text:p text:style-name="P62"/>
      <text:p text:style-name="P62"/>
      <text:p text:style-name="P62"/>
      <text:p text:style-name="P62"/>
      <text:p text:style-name="P47"><text:soft-page-break/>Organización <text:span text:style-name="T30">directa</text:span></text:p>
      <text:p text:style-name="P48"><text:span text:style-name="T27">En esta organización de ficheros existe una relación directa entre el valor de la clave y la ubicación física del registro dentro del soporte físico, por tanto, el valor de la clave, no es un campo de registro, </text:span><text:span text:style-name="T28">sino que </text:span><text:span text:style-name="T27">será de tipo numérico </text:span><text:span text:style-name="T28">(o alfanumérico en ocasiones)</text:span><text:span text:style-name="T27"> </text:span><text:span text:style-name="T28">al ser una ubicación de memoria</text:span><text:span text:style-name="T27">.</text:span></text:p>
      <text:p text:style-name="P91">Existen dos métodos fundamentales para el direccionamiento: directo e indirecto.</text:p>
      <text:p text:style-name="P91"/>
      <text:p text:style-name="P56">Directo</text:p>
      <text:p text:style-name="P54">El programador, suministra la dirección Hardware del registro que desea recuperar o almacenar. En este caso el valor clave debe ser numérico entero y positivo.</text:p>
      <text:p text:style-name="P55">El valor clave, puede ser absoluto o relativo, en este segundo caso será necesario obtener el valor absoluto en el cual se almacenará o encontrará el registro manejado. El valor absoluto de la clave, está formado por tres valores: número de cilindro, número de pista y la clave.</text:p>
      <text:p text:style-name="P55">El número de registros a direcciona<text:span text:style-name="T31">r</text:span>, se acerca al número de posibles valores que puede tomar la clave, por tanto, cuando se crea el fichero, se fija la longitud de la clave <text:span text:style-name="T31">y </text:span>el sistema reserva memoria para almacenar tantos registros como valores de clave puedan existir.</text:p>
      <text:p text:style-name="P55"><text:span text:style-name="T18">E</text:span><text:span text:style-name="T17">jemplo:</text:span> supongamos que deseamos almacenar los datos de los alumnos de una clase, en un archivo con organización directa; por tanto el número máximo de alumnos, sería más o menos unos 30. Si tomamos como valor clave, el número de matrícula, que vamos a suponer que está comprendido entre 1 y 100; como consecuencia de esto, tenemos una reserva de 100 espacios de memoria de las cuales se desperdicia un 70%, si utilizásemos un valor de clave como DNI (muy usado), la reserva es enorme y el desperdicio considerable.</text:p>
      <text:p text:style-name="P55"/>
      <table:table table:name="Tabla1" table:style-name="Tabla1">
        <table:table-column table:style-name="Tabla1.A" table:number-columns-repeated="10"/>
        <table:table-row table:style-name="Tabla1.1">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1">■</text:p>
          </table:table-cell>
          <table:table-cell table:style-name="Tabla1.A1" office:value-type="string">
            <text:p text:style-name="P32"> </text:p>
          </table:table-cell>
          <table:table-cell table:style-name="Tabla1.J1" office:value-type="string">
            <text:p text:style-name="P32"> </text:p>
          </table:table-cell>
        </table:table-row>
        <table:table-row table:style-name="Tabla1.1">
          <table:table-cell table:style-name="Tabla1.A2" office:value-type="string">
            <text:p text:style-name="P24"><text:span text:style-name="T32"><text:s/></text:span><text:span text:style-name="T33"> </text:span></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J2" office:value-type="string">
            <text:p text:style-name="P32"> </text:p>
          </table:table-cell>
        </table:table-row>
        <table:table-row table:style-name="Tabla1.1">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J2" office:value-type="string">
            <text:p text:style-name="P32"> </text:p>
          </table:table-cell>
        </table:table-row>
        <table:table-row table:style-name="Tabla1.1">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J2" office:value-type="string">
            <text:p text:style-name="P32"> </text:p>
          </table:table-cell>
        </table:table-row>
        <table:table-row table:style-name="Tabla1.1">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1">■</text:p>
          </table:table-cell>
          <table:table-cell table:style-name="Tabla1.J2" office:value-type="string">
            <text:p text:style-name="P32"> </text:p>
          </table:table-cell>
        </table:table-row>
        <table:table-row table:style-name="Tabla1.1">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J2" office:value-type="string">
            <text:p text:style-name="P31">■</text:p>
          </table:table-cell>
        </table:table-row>
        <table:table-row table:style-name="Tabla1.1">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1">■</text:p>
          </table:table-cell>
          <table:table-cell table:style-name="Tabla1.J2" office:value-type="string">
            <text:p text:style-name="P32"> </text:p>
          </table:table-cell>
        </table:table-row>
        <table:table-row table:style-name="Tabla1.1">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J2" office:value-type="string">
            <text:p text:style-name="P32"> </text:p>
          </table:table-cell>
        </table:table-row>
        <table:table-row table:style-name="Tabla1.1">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1">■</text:p>
          </table:table-cell>
          <table:table-cell table:style-name="Tabla1.A2" office:value-type="string">
            <text:p text:style-name="P32"> </text:p>
          </table:table-cell>
          <table:table-cell table:style-name="Tabla1.A2" office:value-type="string">
            <text:p text:style-name="P32"> </text:p>
          </table:table-cell>
          <table:table-cell table:style-name="Tabla1.J2" office:value-type="string">
            <text:p text:style-name="P32"> </text:p>
          </table:table-cell>
        </table:table-row>
        <table:table-row table:style-name="Tabla1.1">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A2" office:value-type="string">
            <text:p text:style-name="P32"> </text:p>
          </table:table-cell>
          <table:table-cell table:style-name="Tabla1.J2" office:value-type="string">
            <text:p text:style-name="P32"> </text:p>
          </table:table-cell>
        </table:table-row>
      </table:table>
      <text:p text:style-name="P73"/>
      <text:p text:style-name="P74">Podemos observar, que se ha reservado <text:s/>espacio para 100 registros y solamente se han ocupado 30.</text:p>
      <text:p text:style-name="P74"/>
      <text:p text:style-name="P58">Por tanto, antes de crear el fichero, es necesario prever el número de registros aproximado que este va a tener, agregando algunos más para posibles inserciones imprevistas. Una vez que se ha superado el número de registros previstos, como el valor clave no los puede ubicar, el fichero está desbordado y es necesaria una reorganización.</text:p>
      <text:p text:style-name="P55"/>
      <text:p text:style-name="P55"/>
      <text:p text:style-name="P92"><text:soft-page-break/>Indirecto</text:p>
      <text:p text:style-name="P93">Consiste en aplicar a la clave un conjunto de transformaciones con el fin de obtener un valor que se acerque al número de registros reales que habrá de tener el fichero.</text:p>
      <text:p text:style-name="P93">El problema que surge, es el de la obtención de sinónimos, es decir, que distintas claves, una vez transformadas por algún algoritmo matemático, originen el mismo valor de dirección. Cuando esto ocurre, hay que tratarlo almacenado el registro en la primera posición libre (será gestionado por el programador).</text:p>
      <text:p text:style-name="P55"><text:span text:style-name="T35">De todos los algoritmos existentes, el más utilizado por ser el que ocasiona menor número de sinónimos es el </text:span><text:span text:style-name="T34">Algoritmo División-Resto</text:span><text:span text:style-name="T35">, que consiste en dividir la clave deseada, por el número de posibles registros que contendrá el fichero (valor que debe ser determinado en el momento de la creación), y se tomará como valor de clave directa el resto de la división que lógicamente estará comprendido entre 0 y N-1, siendo N el número de registros estimado.</text:span></text:p>
      <text:p text:style-name="P37"><text:span text:style-name="T36">Ejemplo:</text:span><text:span text:style-name="T37"> De esta forma, en el ejemplo anterior, si el número de matrícula es el 61, la ubicación real del registro sería:</text:span></text:p>
      <text:p text:style-name="P37">61/30; el cociente es 2 y el resto es 1, por tanto la posición real donde se localizaría el registro es en la número 1.</text:p>
      <text:p text:style-name="P93">En otros casos, puede utilizarse otro método más sencillo, simplemente observado el valor del campo clave. Por ejemplo: si observamos que el número de matrícula de nuestros 30 alumnos, están comprendidos entre 31 y 60, podemos restar al número de matrícula 30 y obtendremos valores entre 1 y 30. Ahora no se desperdicia espacio alguno, el algoritmo es sencillo y desde luego no hay sinóni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Fin_20_de_20_línea_20_1" draw:display-name="Fin de línea 1" svg:viewBox="0 0 120 120" svg:d="M60 0l60 120h-120z"/>
    <draw:marker draw:name="Fin_20_de_20_línea_20_2" draw:display-name="Fin de línea 2" svg:viewBox="0 0 120 120" svg:d="M60 0l60 120h-120z"/>
    <draw:marker draw:name="Fin_20_de_20_línea_20_3" draw:display-name="Fin de línea 3" svg:viewBox="0 0 120 120" svg:d="M60 0l60 120h-120z"/>
    <draw:marker draw:name="Fin_20_de_20_línea_20_4" draw:display-name="Fin de línea 4" svg:viewBox="0 0 120 120" svg:d="M60 0l60 120h-120z"/>
    <draw:marker draw:name="msArrowEnd_20_5" draw:display-name="msArrowEnd 5" svg:viewBox="0 0 135 135" svg:d="M68 0l67 135h-135z"/>
    <draw:stroke-dash draw:name="Dash_20_1" draw:display-name="Dash 1" draw:style="rect" draw:dots1="1" draw:dots1-length="0.079cm" draw:dots2="1" draw:dots2-length="0.317cm" draw:distance="0.238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20:53:55.327655734</meta:creation-date>
    <dc:date>2017-11-30T15:02:11.279848590</dc:date>
    <meta:editing-duration>PT2H36M51S</meta:editing-duration>
    <meta:editing-cycles>11</meta:editing-cycles>
    <meta:generator>LibreOffice/5.4.3.2$Linux_X86_64 LibreOffice_project/40m0$Build-2</meta:generator>
    <meta:document-statistic meta:table-count="1" meta:image-count="0" meta:object-count="0" meta:page-count="8" meta:paragraph-count="216" meta:word-count="1651" meta:character-count="9782" meta:non-whitespace-character-count="8016"/>
  </office:meta>
</office:document-meta>
</file>